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0.907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0.661cm"/>
    </style:style>
    <style:style style:name="co12" style:family="table-column">
      <style:table-column-properties fo:break-before="auto" style:column-width="0.526cm"/>
    </style:style>
    <style:style style:name="co13" style:family="table-column">
      <style:table-column-properties fo:break-before="auto" style:column-width="1.88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D_Data" table:style-name="ta1">
        <table:shapes>
          <draw:frame draw:z-index="0" draw:style-name="gr1" draw:text-style-name="P1" svg:width="51.19cm" svg:height="9.001cm" svg:x="0.496cm" svg:y="21.193cm">
            <draw:object draw:notify-on-update-of-ranges="PID_Data.AI1:PID_Data.AI44 PID_Data.C1:PID_Data.H1 PID_Data.J1:PID_Data.J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297776" calcext:value-type="float">
            <text:p>0.297776</text:p>
          </table:table-cell>
          <table:table-cell office:value-type="string" calcext:value-type="string">
            <text:p>IST_alt:</text:p>
          </table:table-cell>
          <table:table-cell office:value-type="float" office:value="0.297776" calcext:value-type="float">
            <text:p>0.297776</text:p>
          </table:table-cell>
          <table:table-cell office:value-type="string" calcext:value-type="string">
            <text:p>e_t_SUMME:</text:p>
          </table:table-cell>
          <table:table-cell office:value-type="float" office:value="1.70222" calcext:value-type="float">
            <text:p>1.70222</text:p>
          </table:table-cell>
          <table:table-cell office:value-type="string" calcext:value-type="string">
            <text:p>e_t:</text:p>
          </table:table-cell>
          <table:table-cell office:value-type="float" office:value="1.70222" calcext:value-type="float">
            <text:p>1.70222</text:p>
          </table:table-cell>
          <table:table-cell office:value-type="string" calcext:value-type="string">
            <text:p>e_t_al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_t:</text:p>
          </table:table-cell>
          <table:table-cell office:value-type="float" office:value="-42.7105" calcext:value-type="float">
            <text:p>-42.7105</text:p>
          </table:table-cell>
          <table:table-cell office:value-type="string" calcext:value-type="string">
            <text:p>P:</text:p>
          </table:table-cell>
          <table:table-cell office:value-type="float" office:value="-42.5556" calcext:value-type="float">
            <text:p>-42.5556</text:p>
          </table:table-cell>
          <table:table-cell office:value-type="string" calcext:value-type="string">
            <text:p>I:</text:p>
          </table:table-cell>
          <table:table-cell office:value-type="float" office:value="-0.154919" calcext:value-type="float">
            <text:p>-0.15491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-0.0265195" calcext:value-type="float">
            <text:p>-0.0265195</text:p>
          </table:table-cell>
          <table:table-cell office:value-type="string" calcext:value-type="string">
            <text:p>Force_Average_Y:</text:p>
          </table:table-cell>
          <table:table-cell office:value-type="float" office:value="0.297776" calcext:value-type="float">
            <text:p>0.297776</text:p>
          </table:table-cell>
          <table:table-cell office:value-type="string" calcext:value-type="string">
            <text:p>Force_Average_Z:</text:p>
          </table:table-cell>
          <table:table-cell office:value-type="float" office:value="3.04124E-018" calcext:value-type="float">
            <text:p>3.04124E-18</text:p>
          </table:table-cell>
          <table:table-cell office:value-type="string" calcext:value-type="string">
            <text:p>time:</text:p>
          </table:table-cell>
          <table:table-cell office:value-type="float" office:value="0.336891" calcext:value-type="float">
            <text:p>0.336891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86481" calcext:value-type="float">
            <text:p>0.786481</text:p>
          </table:table-cell>
          <table:table-cell office:value-type="string" calcext:value-type="string">
            <text:p>IST_alt:</text:p>
          </table:table-cell>
          <table:table-cell office:value-type="float" office:value="0.786481" calcext:value-type="float">
            <text:p>0.786481</text:p>
          </table:table-cell>
          <table:table-cell office:value-type="string" calcext:value-type="string">
            <text:p>e_t_SUMME:</text:p>
          </table:table-cell>
          <table:table-cell office:value-type="float" office:value="2.91574" calcext:value-type="float">
            <text:p>2.91574</text:p>
          </table:table-cell>
          <table:table-cell office:value-type="string" calcext:value-type="string">
            <text:p>e_t:</text:p>
          </table:table-cell>
          <table:table-cell office:value-type="float" office:value="1.21352" calcext:value-type="float">
            <text:p>1.21352</text:p>
          </table:table-cell>
          <table:table-cell office:value-type="string" calcext:value-type="string">
            <text:p>e_t_alt:</text:p>
          </table:table-cell>
          <table:table-cell office:value-type="float" office:value="1.70222" calcext:value-type="float">
            <text:p>1.70222</text:p>
          </table:table-cell>
          <table:table-cell office:value-type="string" calcext:value-type="string">
            <text:p>y_t:</text:p>
          </table:table-cell>
          <table:table-cell office:value-type="float" office:value="-30.6792" calcext:value-type="float">
            <text:p>-30.6792</text:p>
          </table:table-cell>
          <table:table-cell office:value-type="string" calcext:value-type="string">
            <text:p>P:</text:p>
          </table:table-cell>
          <table:table-cell office:value-type="float" office:value="-30.338" calcext:value-type="float">
            <text:p>-30.338</text:p>
          </table:table-cell>
          <table:table-cell office:value-type="string" calcext:value-type="string">
            <text:p>I:</text:p>
          </table:table-cell>
          <table:table-cell office:value-type="float" office:value="-0.341191" calcext:value-type="float">
            <text:p>-0.34119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36609" calcext:value-type="float">
            <text:p>0.536609</text:p>
          </table:table-cell>
          <table:table-cell office:value-type="string" calcext:value-type="string">
            <text:p>Force_Average_Y:</text:p>
          </table:table-cell>
          <table:table-cell office:value-type="float" office:value="0.786481" calcext:value-type="float">
            <text:p>0.786481</text:p>
          </table:table-cell>
          <table:table-cell office:value-type="string" calcext:value-type="string">
            <text:p>Force_Average_Z:</text:p>
          </table:table-cell>
          <table:table-cell office:value-type="float" office:value="3.69177E-018" calcext:value-type="float">
            <text:p>3.69177E-18</text:p>
          </table:table-cell>
          <table:table-cell office:value-type="string" calcext:value-type="string">
            <text:p>time:</text:p>
          </table:table-cell>
          <table:table-cell office:value-type="float" office:value="0.67331" calcext:value-type="float">
            <text:p>0.67331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07441" calcext:value-type="float">
            <text:p>0.607441</text:p>
          </table:table-cell>
          <table:table-cell office:value-type="string" calcext:value-type="string">
            <text:p>IST_alt:</text:p>
          </table:table-cell>
          <table:table-cell office:value-type="float" office:value="0.607441" calcext:value-type="float">
            <text:p>0.607441</text:p>
          </table:table-cell>
          <table:table-cell office:value-type="string" calcext:value-type="string">
            <text:p>e_t_SUMME:</text:p>
          </table:table-cell>
          <table:table-cell office:value-type="float" office:value="4.3083" calcext:value-type="float">
            <text:p>4.3083</text:p>
          </table:table-cell>
          <table:table-cell office:value-type="string" calcext:value-type="string">
            <text:p>e_t:</text:p>
          </table:table-cell>
          <table:table-cell office:value-type="float" office:value="1.39256" calcext:value-type="float">
            <text:p>1.39256</text:p>
          </table:table-cell>
          <table:table-cell office:value-type="string" calcext:value-type="string">
            <text:p>e_t_alt:</text:p>
          </table:table-cell>
          <table:table-cell office:value-type="float" office:value="1.21352" calcext:value-type="float">
            <text:p>1.21352</text:p>
          </table:table-cell>
          <table:table-cell office:value-type="string" calcext:value-type="string">
            <text:p>y_t:</text:p>
          </table:table-cell>
          <table:table-cell office:value-type="float" office:value="-35.2801" calcext:value-type="float">
            <text:p>-35.2801</text:p>
          </table:table-cell>
          <table:table-cell office:value-type="string" calcext:value-type="string">
            <text:p>P:</text:p>
          </table:table-cell>
          <table:table-cell office:value-type="float" office:value="-34.814" calcext:value-type="float">
            <text:p>-34.814</text:p>
          </table:table-cell>
          <table:table-cell office:value-type="string" calcext:value-type="string">
            <text:p>I:</text:p>
          </table:table-cell>
          <table:table-cell office:value-type="float" office:value="-0.466081" calcext:value-type="float">
            <text:p>-0.46608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13551" calcext:value-type="float">
            <text:p>0.13551</text:p>
          </table:table-cell>
          <table:table-cell office:value-type="string" calcext:value-type="string">
            <text:p>Force_Average_Y:</text:p>
          </table:table-cell>
          <table:table-cell office:value-type="float" office:value="0.607441" calcext:value-type="float">
            <text:p>0.607441</text:p>
          </table:table-cell>
          <table:table-cell office:value-type="string" calcext:value-type="string">
            <text:p>Force_Average_Z:</text:p>
          </table:table-cell>
          <table:table-cell office:value-type="float" office:value="3.45445E-018" calcext:value-type="float">
            <text:p>3.45445E-18</text:p>
          </table:table-cell>
          <table:table-cell office:value-type="string" calcext:value-type="string">
            <text:p>time:</text:p>
          </table:table-cell>
          <table:table-cell office:value-type="float" office:value="1.01079" calcext:value-type="float">
            <text:p>1.01079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1569" calcext:value-type="float">
            <text:p>0.691569</text:p>
          </table:table-cell>
          <table:table-cell office:value-type="string" calcext:value-type="string">
            <text:p>IST_alt:</text:p>
          </table:table-cell>
          <table:table-cell office:value-type="float" office:value="0.691569" calcext:value-type="float">
            <text:p>0.691569</text:p>
          </table:table-cell>
          <table:table-cell office:value-type="string" calcext:value-type="string">
            <text:p>e_t_SUMME:</text:p>
          </table:table-cell>
          <table:table-cell office:value-type="float" office:value="5.61673" calcext:value-type="float">
            <text:p>5.61673</text:p>
          </table:table-cell>
          <table:table-cell office:value-type="string" calcext:value-type="string">
            <text:p>e_t:</text:p>
          </table:table-cell>
          <table:table-cell office:value-type="float" office:value="1.30843" calcext:value-type="float">
            <text:p>1.30843</text:p>
          </table:table-cell>
          <table:table-cell office:value-type="string" calcext:value-type="string">
            <text:p>e_t_alt:</text:p>
          </table:table-cell>
          <table:table-cell office:value-type="float" office:value="1.39256" calcext:value-type="float">
            <text:p>1.39256</text:p>
          </table:table-cell>
          <table:table-cell office:value-type="string" calcext:value-type="string">
            <text:p>y_t:</text:p>
          </table:table-cell>
          <table:table-cell office:value-type="float" office:value="-33.334" calcext:value-type="float">
            <text:p>-33.334</text:p>
          </table:table-cell>
          <table:table-cell office:value-type="string" calcext:value-type="string">
            <text:p>P:</text:p>
          </table:table-cell>
          <table:table-cell office:value-type="float" office:value="-32.7108" calcext:value-type="float">
            <text:p>-32.7108</text:p>
          </table:table-cell>
          <table:table-cell office:value-type="string" calcext:value-type="string">
            <text:p>I:</text:p>
          </table:table-cell>
          <table:table-cell office:value-type="float" office:value="-0.623206" calcext:value-type="float">
            <text:p>-0.62320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68143" calcext:value-type="float">
            <text:p>0.268143</text:p>
          </table:table-cell>
          <table:table-cell office:value-type="string" calcext:value-type="string">
            <text:p>Force_Average_Y:</text:p>
          </table:table-cell>
          <table:table-cell office:value-type="float" office:value="0.691569" calcext:value-type="float">
            <text:p>0.691569</text:p>
          </table:table-cell>
          <table:table-cell office:value-type="string" calcext:value-type="string">
            <text:p>Force_Average_Z:</text:p>
          </table:table-cell>
          <table:table-cell office:value-type="float" office:value="3.63322E-018" calcext:value-type="float">
            <text:p>3.63322E-18</text:p>
          </table:table-cell>
          <table:table-cell office:value-type="string" calcext:value-type="string">
            <text:p>time:</text:p>
          </table:table-cell>
          <table:table-cell office:value-type="float" office:value="1.3468" calcext:value-type="float">
            <text:p>1.3468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47434" calcext:value-type="float">
            <text:p>0.647434</text:p>
          </table:table-cell>
          <table:table-cell office:value-type="string" calcext:value-type="string">
            <text:p>IST_alt:</text:p>
          </table:table-cell>
          <table:table-cell office:value-type="float" office:value="0.647434" calcext:value-type="float">
            <text:p>0.647434</text:p>
          </table:table-cell>
          <table:table-cell office:value-type="string" calcext:value-type="string">
            <text:p>e_t_SUMME:</text:p>
          </table:table-cell>
          <table:table-cell office:value-type="float" office:value="6.9693" calcext:value-type="float">
            <text:p>6.9693</text:p>
          </table:table-cell>
          <table:table-cell office:value-type="string" calcext:value-type="string">
            <text:p>e_t:</text:p>
          </table:table-cell>
          <table:table-cell office:value-type="float" office:value="1.35257" calcext:value-type="float">
            <text:p>1.35257</text:p>
          </table:table-cell>
          <table:table-cell office:value-type="string" calcext:value-type="string">
            <text:p>e_t_alt:</text:p>
          </table:table-cell>
          <table:table-cell office:value-type="float" office:value="1.30843" calcext:value-type="float">
            <text:p>1.30843</text:p>
          </table:table-cell>
          <table:table-cell office:value-type="string" calcext:value-type="string">
            <text:p>y_t:</text:p>
          </table:table-cell>
          <table:table-cell office:value-type="float" office:value="-34.5674" calcext:value-type="float">
            <text:p>-34.5674</text:p>
          </table:table-cell>
          <table:table-cell office:value-type="string" calcext:value-type="string">
            <text:p>P:</text:p>
          </table:table-cell>
          <table:table-cell office:value-type="float" office:value="-33.8142" calcext:value-type="float">
            <text:p>-33.8142</text:p>
          </table:table-cell>
          <table:table-cell office:value-type="string" calcext:value-type="string">
            <text:p>I:</text:p>
          </table:table-cell>
          <table:table-cell office:value-type="float" office:value="-0.753281" calcext:value-type="float">
            <text:p>-0.75328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189889" calcext:value-type="float">
            <text:p>0.189889</text:p>
          </table:table-cell>
          <table:table-cell office:value-type="string" calcext:value-type="string">
            <text:p>Force_Average_Y:</text:p>
          </table:table-cell>
          <table:table-cell office:value-type="float" office:value="0.647434" calcext:value-type="float">
            <text:p>0.647434</text:p>
          </table:table-cell>
          <table:table-cell office:value-type="string" calcext:value-type="string">
            <text:p>Force_Average_Z:</text:p>
          </table:table-cell>
          <table:table-cell office:value-type="float" office:value="3.50642E-018" calcext:value-type="float">
            <text:p>3.50642E-18</text:p>
          </table:table-cell>
          <table:table-cell office:value-type="string" calcext:value-type="string">
            <text:p>time:</text:p>
          </table:table-cell>
          <table:table-cell office:value-type="float" office:value="1.68312" calcext:value-type="float">
            <text:p>1.6831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69035" calcext:value-type="float">
            <text:p>0.669035</text:p>
          </table:table-cell>
          <table:table-cell office:value-type="string" calcext:value-type="string">
            <text:p>IST_alt:</text:p>
          </table:table-cell>
          <table:table-cell office:value-type="float" office:value="0.669035" calcext:value-type="float">
            <text:p>0.669035</text:p>
          </table:table-cell>
          <table:table-cell office:value-type="string" calcext:value-type="string">
            <text:p>e_t_SUMME:</text:p>
          </table:table-cell>
          <table:table-cell office:value-type="float" office:value="8.30027" calcext:value-type="float">
            <text:p>8.30027</text:p>
          </table:table-cell>
          <table:table-cell office:value-type="string" calcext:value-type="string">
            <text:p>e_t:</text:p>
          </table:table-cell>
          <table:table-cell office:value-type="float" office:value="1.33097" calcext:value-type="float">
            <text:p>1.33097</text:p>
          </table:table-cell>
          <table:table-cell office:value-type="string" calcext:value-type="string">
            <text:p>e_t_alt:</text:p>
          </table:table-cell>
          <table:table-cell office:value-type="float" office:value="1.35257" calcext:value-type="float">
            <text:p>1.35257</text:p>
          </table:table-cell>
          <table:table-cell office:value-type="string" calcext:value-type="string">
            <text:p>y_t:</text:p>
          </table:table-cell>
          <table:table-cell office:value-type="float" office:value="-34.193" calcext:value-type="float">
            <text:p>-34.193</text:p>
          </table:table-cell>
          <table:table-cell office:value-type="string" calcext:value-type="string">
            <text:p>P:</text:p>
          </table:table-cell>
          <table:table-cell office:value-type="float" office:value="-33.2741" calcext:value-type="float">
            <text:p>-33.2741</text:p>
          </table:table-cell>
          <table:table-cell office:value-type="string" calcext:value-type="string">
            <text:p>I:</text:p>
          </table:table-cell>
          <table:table-cell office:value-type="float" office:value="-0.918908" calcext:value-type="float">
            <text:p>-0.91890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30189" calcext:value-type="float">
            <text:p>0.230189</text:p>
          </table:table-cell>
          <table:table-cell office:value-type="string" calcext:value-type="string">
            <text:p>Force_Average_Y:</text:p>
          </table:table-cell>
          <table:table-cell office:value-type="float" office:value="0.669035" calcext:value-type="float">
            <text:p>0.669035</text:p>
          </table:table-cell>
          <table:table-cell office:value-type="string" calcext:value-type="string">
            <text:p>Force_Average_Z:</text:p>
          </table:table-cell>
          <table:table-cell office:value-type="float" office:value="3.58945E-018" calcext:value-type="float">
            <text:p>3.58945E-18</text:p>
          </table:table-cell>
          <table:table-cell office:value-type="string" calcext:value-type="string">
            <text:p>time:</text:p>
          </table:table-cell>
          <table:table-cell office:value-type="float" office:value="2.02056" calcext:value-type="float">
            <text:p>2.02056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61023" calcext:value-type="float">
            <text:p>0.661023</text:p>
          </table:table-cell>
          <table:table-cell office:value-type="string" calcext:value-type="string">
            <text:p>IST_alt:</text:p>
          </table:table-cell>
          <table:table-cell office:value-type="float" office:value="0.661023" calcext:value-type="float">
            <text:p>0.661023</text:p>
          </table:table-cell>
          <table:table-cell office:value-type="string" calcext:value-type="string">
            <text:p>e_t_SUMME:</text:p>
          </table:table-cell>
          <table:table-cell office:value-type="float" office:value="9.63924" calcext:value-type="float">
            <text:p>9.63924</text:p>
          </table:table-cell>
          <table:table-cell office:value-type="string" calcext:value-type="string">
            <text:p>e_t:</text:p>
          </table:table-cell>
          <table:table-cell office:value-type="float" office:value="1.33898" calcext:value-type="float">
            <text:p>1.33898</text:p>
          </table:table-cell>
          <table:table-cell office:value-type="string" calcext:value-type="string">
            <text:p>e_t_alt:</text:p>
          </table:table-cell>
          <table:table-cell office:value-type="float" office:value="1.33097" calcext:value-type="float">
            <text:p>1.33097</text:p>
          </table:table-cell>
          <table:table-cell office:value-type="string" calcext:value-type="string">
            <text:p>y_t:</text:p>
          </table:table-cell>
          <table:table-cell office:value-type="float" office:value="-34.5359" calcext:value-type="float">
            <text:p>-34.5359</text:p>
          </table:table-cell>
          <table:table-cell office:value-type="string" calcext:value-type="string">
            <text:p>P:</text:p>
          </table:table-cell>
          <table:table-cell office:value-type="float" office:value="-33.4744" calcext:value-type="float">
            <text:p>-33.4744</text:p>
          </table:table-cell>
          <table:table-cell office:value-type="string" calcext:value-type="string">
            <text:p>I:</text:p>
          </table:table-cell>
          <table:table-cell office:value-type="float" office:value="-1.06147" calcext:value-type="float">
            <text:p>-1.0614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1376" calcext:value-type="float">
            <text:p>0.21376</text:p>
          </table:table-cell>
          <table:table-cell office:value-type="string" calcext:value-type="string">
            <text:p>Force_Average_Y:</text:p>
          </table:table-cell>
          <table:table-cell office:value-type="float" office:value="0.661023" calcext:value-type="float">
            <text:p>0.661023</text:p>
          </table:table-cell>
          <table:table-cell office:value-type="string" calcext:value-type="string">
            <text:p>Force_Average_Z:</text:p>
          </table:table-cell>
          <table:table-cell office:value-type="float" office:value="3.51418E-018" calcext:value-type="float">
            <text:p>3.51418E-18</text:p>
          </table:table-cell>
          <table:table-cell office:value-type="string" calcext:value-type="string">
            <text:p>time:</text:p>
          </table:table-cell>
          <table:table-cell office:value-type="float" office:value="2.35713" calcext:value-type="float">
            <text:p>2.3571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6713" calcext:value-type="float">
            <text:p>0.66713</text:p>
          </table:table-cell>
          <table:table-cell office:value-type="string" calcext:value-type="string">
            <text:p>IST_alt:</text:p>
          </table:table-cell>
          <table:table-cell office:value-type="float" office:value="0.66713" calcext:value-type="float">
            <text:p>0.66713</text:p>
          </table:table-cell>
          <table:table-cell office:value-type="string" calcext:value-type="string">
            <text:p>e_t_SUMME:</text:p>
          </table:table-cell>
          <table:table-cell office:value-type="float" office:value="10.9721" calcext:value-type="float">
            <text:p>10.9721</text:p>
          </table:table-cell>
          <table:table-cell office:value-type="string" calcext:value-type="string">
            <text:p>e_t:</text:p>
          </table:table-cell>
          <table:table-cell office:value-type="float" office:value="1.33287" calcext:value-type="float">
            <text:p>1.33287</text:p>
          </table:table-cell>
          <table:table-cell office:value-type="string" calcext:value-type="string">
            <text:p>e_t_alt:</text:p>
          </table:table-cell>
          <table:table-cell office:value-type="float" office:value="1.33898" calcext:value-type="float">
            <text:p>1.33898</text:p>
          </table:table-cell>
          <table:table-cell office:value-type="string" calcext:value-type="string">
            <text:p>y_t:</text:p>
          </table:table-cell>
          <table:table-cell office:value-type="float" office:value="-34.5269" calcext:value-type="float">
            <text:p>-34.5269</text:p>
          </table:table-cell>
          <table:table-cell office:value-type="string" calcext:value-type="string">
            <text:p>P:</text:p>
          </table:table-cell>
          <table:table-cell office:value-type="float" office:value="-33.3217" calcext:value-type="float">
            <text:p>-33.3217</text:p>
          </table:table-cell>
          <table:table-cell office:value-type="string" calcext:value-type="string">
            <text:p>I:</text:p>
          </table:table-cell>
          <table:table-cell office:value-type="float" office:value="-1.20517" calcext:value-type="float">
            <text:p>-1.2051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24639" calcext:value-type="float">
            <text:p>0.224639</text:p>
          </table:table-cell>
          <table:table-cell office:value-type="string" calcext:value-type="string">
            <text:p>Force_Average_Y:</text:p>
          </table:table-cell>
          <table:table-cell office:value-type="float" office:value="0.66713" calcext:value-type="float">
            <text:p>0.66713</text:p>
          </table:table-cell>
          <table:table-cell office:value-type="string" calcext:value-type="string">
            <text:p>Force_Average_Z:</text:p>
          </table:table-cell>
          <table:table-cell office:value-type="float" office:value="3.57598E-018" calcext:value-type="float">
            <text:p>3.57598E-18</text:p>
          </table:table-cell>
          <table:table-cell office:value-type="string" calcext:value-type="string">
            <text:p>time:</text:p>
          </table:table-cell>
          <table:table-cell office:value-type="float" office:value="2.69337" calcext:value-type="float">
            <text:p>2.6933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65856" calcext:value-type="float">
            <text:p>0.665856</text:p>
          </table:table-cell>
          <table:table-cell office:value-type="string" calcext:value-type="string">
            <text:p>IST_alt:</text:p>
          </table:table-cell>
          <table:table-cell office:value-type="float" office:value="0.665856" calcext:value-type="float">
            <text:p>0.665856</text:p>
          </table:table-cell>
          <table:table-cell office:value-type="string" calcext:value-type="string">
            <text:p>e_t_SUMME:</text:p>
          </table:table-cell>
          <table:table-cell office:value-type="float" office:value="12.3063" calcext:value-type="float">
            <text:p>12.3063</text:p>
          </table:table-cell>
          <table:table-cell office:value-type="string" calcext:value-type="string">
            <text:p>e_t:</text:p>
          </table:table-cell>
          <table:table-cell office:value-type="float" office:value="1.33414" calcext:value-type="float">
            <text:p>1.33414</text:p>
          </table:table-cell>
          <table:table-cell office:value-type="string" calcext:value-type="string">
            <text:p>e_t_alt:</text:p>
          </table:table-cell>
          <table:table-cell office:value-type="float" office:value="1.33287" calcext:value-type="float">
            <text:p>1.33287</text:p>
          </table:table-cell>
          <table:table-cell office:value-type="string" calcext:value-type="string">
            <text:p>y_t:</text:p>
          </table:table-cell>
          <table:table-cell office:value-type="float" office:value="-34.7016" calcext:value-type="float">
            <text:p>-34.7016</text:p>
          </table:table-cell>
          <table:table-cell office:value-type="string" calcext:value-type="string">
            <text:p>P:</text:p>
          </table:table-cell>
          <table:table-cell office:value-type="float" office:value="-33.3536" calcext:value-type="float">
            <text:p>-33.3536</text:p>
          </table:table-cell>
          <table:table-cell office:value-type="string" calcext:value-type="string">
            <text:p>I:</text:p>
          </table:table-cell>
          <table:table-cell office:value-type="float" office:value="-1.34795" calcext:value-type="float">
            <text:p>-1.3479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23013" calcext:value-type="float">
            <text:p>0.223013</text:p>
          </table:table-cell>
          <table:table-cell office:value-type="string" calcext:value-type="string">
            <text:p>Force_Average_Y:</text:p>
          </table:table-cell>
          <table:table-cell office:value-type="float" office:value="0.665856" calcext:value-type="float">
            <text:p>0.665856</text:p>
          </table:table-cell>
          <table:table-cell office:value-type="string" calcext:value-type="string">
            <text:p>Force_Average_Z:</text:p>
          </table:table-cell>
          <table:table-cell office:value-type="float" office:value="3.61806E-018" calcext:value-type="float">
            <text:p>3.61806E-18</text:p>
          </table:table-cell>
          <table:table-cell office:value-type="string" calcext:value-type="string">
            <text:p>time:</text:p>
          </table:table-cell>
          <table:table-cell office:value-type="float" office:value="3.02977" calcext:value-type="float">
            <text:p>3.0297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68407" calcext:value-type="float">
            <text:p>0.668407</text:p>
          </table:table-cell>
          <table:table-cell office:value-type="string" calcext:value-type="string">
            <text:p>IST_alt:</text:p>
          </table:table-cell>
          <table:table-cell office:value-type="float" office:value="0.668407" calcext:value-type="float">
            <text:p>0.668407</text:p>
          </table:table-cell>
          <table:table-cell office:value-type="string" calcext:value-type="string">
            <text:p>e_t_SUMME:</text:p>
          </table:table-cell>
          <table:table-cell office:value-type="float" office:value="13.6378" calcext:value-type="float">
            <text:p>13.6378</text:p>
          </table:table-cell>
          <table:table-cell office:value-type="string" calcext:value-type="string">
            <text:p>e_t:</text:p>
          </table:table-cell>
          <table:table-cell office:value-type="float" office:value="1.33159" calcext:value-type="float">
            <text:p>1.33159</text:p>
          </table:table-cell>
          <table:table-cell office:value-type="string" calcext:value-type="string">
            <text:p>e_t_alt:</text:p>
          </table:table-cell>
          <table:table-cell office:value-type="float" office:value="1.33414" calcext:value-type="float">
            <text:p>1.33414</text:p>
          </table:table-cell>
          <table:table-cell office:value-type="string" calcext:value-type="string">
            <text:p>y_t:</text:p>
          </table:table-cell>
          <table:table-cell office:value-type="float" office:value="-34.7827" calcext:value-type="float">
            <text:p>-34.7827</text:p>
          </table:table-cell>
          <table:table-cell office:value-type="string" calcext:value-type="string">
            <text:p>P:</text:p>
          </table:table-cell>
          <table:table-cell office:value-type="float" office:value="-33.2898" calcext:value-type="float">
            <text:p>-33.2898</text:p>
          </table:table-cell>
          <table:table-cell office:value-type="string" calcext:value-type="string">
            <text:p>I:</text:p>
          </table:table-cell>
          <table:table-cell office:value-type="float" office:value="-1.49293" calcext:value-type="float">
            <text:p>-1.4929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28081" calcext:value-type="float">
            <text:p>0.228081</text:p>
          </table:table-cell>
          <table:table-cell office:value-type="string" calcext:value-type="string">
            <text:p>Force_Average_Y:</text:p>
          </table:table-cell>
          <table:table-cell office:value-type="float" office:value="0.668407" calcext:value-type="float">
            <text:p>0.668407</text:p>
          </table:table-cell>
          <table:table-cell office:value-type="string" calcext:value-type="string">
            <text:p>Force_Average_Z:</text:p>
          </table:table-cell>
          <table:table-cell office:value-type="float" office:value="3.57159E-018" calcext:value-type="float">
            <text:p>3.57159E-18</text:p>
          </table:table-cell>
          <table:table-cell office:value-type="string" calcext:value-type="string">
            <text:p>time:</text:p>
          </table:table-cell>
          <table:table-cell office:value-type="float" office:value="3.36617" calcext:value-type="float">
            <text:p>3.3661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69036" calcext:value-type="float">
            <text:p>0.669036</text:p>
          </table:table-cell>
          <table:table-cell office:value-type="string" calcext:value-type="string">
            <text:p>IST_alt:</text:p>
          </table:table-cell>
          <table:table-cell office:value-type="float" office:value="0.669036" calcext:value-type="float">
            <text:p>0.669036</text:p>
          </table:table-cell>
          <table:table-cell office:value-type="string" calcext:value-type="string">
            <text:p>e_t_SUMME:</text:p>
          </table:table-cell>
          <table:table-cell office:value-type="float" office:value="14.9688" calcext:value-type="float">
            <text:p>14.9688</text:p>
          </table:table-cell>
          <table:table-cell office:value-type="string" calcext:value-type="string">
            <text:p>e_t:</text:p>
          </table:table-cell>
          <table:table-cell office:value-type="float" office:value="1.33096" calcext:value-type="float">
            <text:p>1.33096</text:p>
          </table:table-cell>
          <table:table-cell office:value-type="string" calcext:value-type="string">
            <text:p>e_t_alt:</text:p>
          </table:table-cell>
          <table:table-cell office:value-type="float" office:value="1.33159" calcext:value-type="float">
            <text:p>1.33159</text:p>
          </table:table-cell>
          <table:table-cell office:value-type="string" calcext:value-type="string">
            <text:p>y_t:</text:p>
          </table:table-cell>
          <table:table-cell office:value-type="float" office:value="-34.9111" calcext:value-type="float">
            <text:p>-34.9111</text:p>
          </table:table-cell>
          <table:table-cell office:value-type="string" calcext:value-type="string">
            <text:p>P:</text:p>
          </table:table-cell>
          <table:table-cell office:value-type="float" office:value="-33.2741" calcext:value-type="float">
            <text:p>-33.2741</text:p>
          </table:table-cell>
          <table:table-cell office:value-type="string" calcext:value-type="string">
            <text:p>I:</text:p>
          </table:table-cell>
          <table:table-cell office:value-type="float" office:value="-1.63702" calcext:value-type="float">
            <text:p>-1.6370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29805" calcext:value-type="float">
            <text:p>0.229805</text:p>
          </table:table-cell>
          <table:table-cell office:value-type="string" calcext:value-type="string">
            <text:p>Force_Average_Y:</text:p>
          </table:table-cell>
          <table:table-cell office:value-type="float" office:value="0.669036" calcext:value-type="float">
            <text:p>0.669036</text:p>
          </table:table-cell>
          <table:table-cell office:value-type="string" calcext:value-type="string">
            <text:p>Force_Average_Z:</text:p>
          </table:table-cell>
          <table:table-cell office:value-type="float" office:value="3.49568E-018" calcext:value-type="float">
            <text:p>3.49568E-18</text:p>
          </table:table-cell>
          <table:table-cell office:value-type="string" calcext:value-type="string">
            <text:p>time:</text:p>
          </table:table-cell>
          <table:table-cell office:value-type="float" office:value="3.7027" calcext:value-type="float">
            <text:p>3.702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70568" calcext:value-type="float">
            <text:p>0.670568</text:p>
          </table:table-cell>
          <table:table-cell office:value-type="string" calcext:value-type="string">
            <text:p>IST_alt:</text:p>
          </table:table-cell>
          <table:table-cell office:value-type="float" office:value="0.670568" calcext:value-type="float">
            <text:p>0.670568</text:p>
          </table:table-cell>
          <table:table-cell office:value-type="string" calcext:value-type="string">
            <text:p>e_t_SUMME:</text:p>
          </table:table-cell>
          <table:table-cell office:value-type="float" office:value="16.2982" calcext:value-type="float">
            <text:p>16.2982</text:p>
          </table:table-cell>
          <table:table-cell office:value-type="string" calcext:value-type="string">
            <text:p>e_t:</text:p>
          </table:table-cell>
          <table:table-cell office:value-type="float" office:value="1.32943" calcext:value-type="float">
            <text:p>1.32943</text:p>
          </table:table-cell>
          <table:table-cell office:value-type="string" calcext:value-type="string">
            <text:p>e_t_alt:</text:p>
          </table:table-cell>
          <table:table-cell office:value-type="float" office:value="1.33096" calcext:value-type="float">
            <text:p>1.33096</text:p>
          </table:table-cell>
          <table:table-cell office:value-type="string" calcext:value-type="string">
            <text:p>y_t:</text:p>
          </table:table-cell>
          <table:table-cell office:value-type="float" office:value="-35.0227" calcext:value-type="float">
            <text:p>-35.0227</text:p>
          </table:table-cell>
          <table:table-cell office:value-type="string" calcext:value-type="string">
            <text:p>P:</text:p>
          </table:table-cell>
          <table:table-cell office:value-type="float" office:value="-33.2358" calcext:value-type="float">
            <text:p>-33.2358</text:p>
          </table:table-cell>
          <table:table-cell office:value-type="string" calcext:value-type="string">
            <text:p>I:</text:p>
          </table:table-cell>
          <table:table-cell office:value-type="float" office:value="-1.78688" calcext:value-type="float">
            <text:p>-1.7868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33256" calcext:value-type="float">
            <text:p>0.233256</text:p>
          </table:table-cell>
          <table:table-cell office:value-type="string" calcext:value-type="string">
            <text:p>Force_Average_Y:</text:p>
          </table:table-cell>
          <table:table-cell office:value-type="float" office:value="0.670568" calcext:value-type="float">
            <text:p>0.670568</text:p>
          </table:table-cell>
          <table:table-cell office:value-type="string" calcext:value-type="string">
            <text:p>Force_Average_Z:</text:p>
          </table:table-cell>
          <table:table-cell office:value-type="float" office:value="3.46595E-018" calcext:value-type="float">
            <text:p>3.46595E-18</text:p>
          </table:table-cell>
          <table:table-cell office:value-type="string" calcext:value-type="string">
            <text:p>time:</text:p>
          </table:table-cell>
          <table:table-cell office:value-type="float" office:value="4.03931" calcext:value-type="float">
            <text:p>4.03931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7173" calcext:value-type="float">
            <text:p>0.67173</text:p>
          </table:table-cell>
          <table:table-cell office:value-type="string" calcext:value-type="string">
            <text:p>IST_alt:</text:p>
          </table:table-cell>
          <table:table-cell office:value-type="float" office:value="0.67173" calcext:value-type="float">
            <text:p>0.67173</text:p>
          </table:table-cell>
          <table:table-cell office:value-type="string" calcext:value-type="string">
            <text:p>e_t_SUMME:</text:p>
          </table:table-cell>
          <table:table-cell office:value-type="float" office:value="17.6265" calcext:value-type="float">
            <text:p>17.6265</text:p>
          </table:table-cell>
          <table:table-cell office:value-type="string" calcext:value-type="string">
            <text:p>e_t:</text:p>
          </table:table-cell>
          <table:table-cell office:value-type="float" office:value="1.32827" calcext:value-type="float">
            <text:p>1.32827</text:p>
          </table:table-cell>
          <table:table-cell office:value-type="string" calcext:value-type="string">
            <text:p>e_t_alt:</text:p>
          </table:table-cell>
          <table:table-cell office:value-type="float" office:value="1.32943" calcext:value-type="float">
            <text:p>1.32943</text:p>
          </table:table-cell>
          <table:table-cell office:value-type="string" calcext:value-type="string">
            <text:p>y_t:</text:p>
          </table:table-cell>
          <table:table-cell office:value-type="float" office:value="-35.1491" calcext:value-type="float">
            <text:p>-35.1491</text:p>
          </table:table-cell>
          <table:table-cell office:value-type="string" calcext:value-type="string">
            <text:p>P:</text:p>
          </table:table-cell>
          <table:table-cell office:value-type="float" office:value="-33.2067" calcext:value-type="float">
            <text:p>-33.2067</text:p>
          </table:table-cell>
          <table:table-cell office:value-type="string" calcext:value-type="string">
            <text:p>I:</text:p>
          </table:table-cell>
          <table:table-cell office:value-type="float" office:value="-1.94234" calcext:value-type="float">
            <text:p>-1.94234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3602" calcext:value-type="float">
            <text:p>0.23602</text:p>
          </table:table-cell>
          <table:table-cell office:value-type="string" calcext:value-type="string">
            <text:p>Force_Average_Y:</text:p>
          </table:table-cell>
          <table:table-cell office:value-type="float" office:value="0.67173" calcext:value-type="float">
            <text:p>0.67173</text:p>
          </table:table-cell>
          <table:table-cell office:value-type="string" calcext:value-type="string">
            <text:p>Force_Average_Z:</text:p>
          </table:table-cell>
          <table:table-cell office:value-type="float" office:value="3.60568E-018" calcext:value-type="float">
            <text:p>3.60568E-18</text:p>
          </table:table-cell>
          <table:table-cell office:value-type="string" calcext:value-type="string">
            <text:p>time:</text:p>
          </table:table-cell>
          <table:table-cell office:value-type="float" office:value="4.37602" calcext:value-type="float">
            <text:p>4.3760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7318" calcext:value-type="float">
            <text:p>0.67318</text:p>
          </table:table-cell>
          <table:table-cell office:value-type="string" calcext:value-type="string">
            <text:p>IST_alt:</text:p>
          </table:table-cell>
          <table:table-cell office:value-type="float" office:value="0.67318" calcext:value-type="float">
            <text:p>0.67318</text:p>
          </table:table-cell>
          <table:table-cell office:value-type="string" calcext:value-type="string">
            <text:p>e_t_SUMME:</text:p>
          </table:table-cell>
          <table:table-cell office:value-type="float" office:value="18.9533" calcext:value-type="float">
            <text:p>18.9533</text:p>
          </table:table-cell>
          <table:table-cell office:value-type="string" calcext:value-type="string">
            <text:p>e_t:</text:p>
          </table:table-cell>
          <table:table-cell office:value-type="float" office:value="1.32682" calcext:value-type="float">
            <text:p>1.32682</text:p>
          </table:table-cell>
          <table:table-cell office:value-type="string" calcext:value-type="string">
            <text:p>e_t_alt:</text:p>
          </table:table-cell>
          <table:table-cell office:value-type="float" office:value="1.32827" calcext:value-type="float">
            <text:p>1.32827</text:p>
          </table:table-cell>
          <table:table-cell office:value-type="string" calcext:value-type="string">
            <text:p>y_t:</text:p>
          </table:table-cell>
          <table:table-cell office:value-type="float" office:value="-35.264" calcext:value-type="float">
            <text:p>-35.264</text:p>
          </table:table-cell>
          <table:table-cell office:value-type="string" calcext:value-type="string">
            <text:p>P:</text:p>
          </table:table-cell>
          <table:table-cell office:value-type="float" office:value="-33.1705" calcext:value-type="float">
            <text:p>-33.1705</text:p>
          </table:table-cell>
          <table:table-cell office:value-type="string" calcext:value-type="string">
            <text:p>I:</text:p>
          </table:table-cell>
          <table:table-cell office:value-type="float" office:value="-2.09346" calcext:value-type="float">
            <text:p>-2.0934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39301" calcext:value-type="float">
            <text:p>0.239301</text:p>
          </table:table-cell>
          <table:table-cell office:value-type="string" calcext:value-type="string">
            <text:p>Force_Average_Y:</text:p>
          </table:table-cell>
          <table:table-cell office:value-type="float" office:value="0.67318" calcext:value-type="float">
            <text:p>0.67318</text:p>
          </table:table-cell>
          <table:table-cell office:value-type="string" calcext:value-type="string">
            <text:p>Force_Average_Z:</text:p>
          </table:table-cell>
          <table:table-cell office:value-type="float" office:value="3.58172E-018" calcext:value-type="float">
            <text:p>3.58172E-18</text:p>
          </table:table-cell>
          <table:table-cell office:value-type="string" calcext:value-type="string">
            <text:p>time:</text:p>
          </table:table-cell>
          <table:table-cell office:value-type="float" office:value="4.71282" calcext:value-type="float">
            <text:p>4.7128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76231" calcext:value-type="float">
            <text:p>0.676231</text:p>
          </table:table-cell>
          <table:table-cell office:value-type="string" calcext:value-type="string">
            <text:p>IST_alt:</text:p>
          </table:table-cell>
          <table:table-cell office:value-type="float" office:value="0.676231" calcext:value-type="float">
            <text:p>0.676231</text:p>
          </table:table-cell>
          <table:table-cell office:value-type="string" calcext:value-type="string">
            <text:p>e_t_SUMME:</text:p>
          </table:table-cell>
          <table:table-cell office:value-type="float" office:value="20.2771" calcext:value-type="float">
            <text:p>20.2771</text:p>
          </table:table-cell>
          <table:table-cell office:value-type="string" calcext:value-type="string">
            <text:p>e_t:</text:p>
          </table:table-cell>
          <table:table-cell office:value-type="float" office:value="1.32377" calcext:value-type="float">
            <text:p>1.32377</text:p>
          </table:table-cell>
          <table:table-cell office:value-type="string" calcext:value-type="string">
            <text:p>e_t_alt:</text:p>
          </table:table-cell>
          <table:table-cell office:value-type="float" office:value="1.32682" calcext:value-type="float">
            <text:p>1.32682</text:p>
          </table:table-cell>
          <table:table-cell office:value-type="string" calcext:value-type="string">
            <text:p>y_t:</text:p>
          </table:table-cell>
          <table:table-cell office:value-type="float" office:value="-35.3094" calcext:value-type="float">
            <text:p>-35.3094</text:p>
          </table:table-cell>
          <table:table-cell office:value-type="string" calcext:value-type="string">
            <text:p>P:</text:p>
          </table:table-cell>
          <table:table-cell office:value-type="float" office:value="-33.0942" calcext:value-type="float">
            <text:p>-33.0942</text:p>
          </table:table-cell>
          <table:table-cell office:value-type="string" calcext:value-type="string">
            <text:p>I:</text:p>
          </table:table-cell>
          <table:table-cell office:value-type="float" office:value="-2.21515" calcext:value-type="float">
            <text:p>-2.2151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42497" calcext:value-type="float">
            <text:p>0.242497</text:p>
          </table:table-cell>
          <table:table-cell office:value-type="string" calcext:value-type="string">
            <text:p>Force_Average_Y:</text:p>
          </table:table-cell>
          <table:table-cell office:value-type="float" office:value="0.676231" calcext:value-type="float">
            <text:p>0.676231</text:p>
          </table:table-cell>
          <table:table-cell office:value-type="string" calcext:value-type="string">
            <text:p>Force_Average_Z:</text:p>
          </table:table-cell>
          <table:table-cell office:value-type="float" office:value="3.5514E-018" calcext:value-type="float">
            <text:p>3.5514E-18</text:p>
          </table:table-cell>
          <table:table-cell office:value-type="string" calcext:value-type="string">
            <text:p>time:</text:p>
          </table:table-cell>
          <table:table-cell office:value-type="float" office:value="5.04851" calcext:value-type="float">
            <text:p>5.04851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74533" calcext:value-type="float">
            <text:p>0.674533</text:p>
          </table:table-cell>
          <table:table-cell office:value-type="string" calcext:value-type="string">
            <text:p>IST_alt:</text:p>
          </table:table-cell>
          <table:table-cell office:value-type="float" office:value="0.674533" calcext:value-type="float">
            <text:p>0.674533</text:p>
          </table:table-cell>
          <table:table-cell office:value-type="string" calcext:value-type="string">
            <text:p>e_t_SUMME:</text:p>
          </table:table-cell>
          <table:table-cell office:value-type="float" office:value="21.6026" calcext:value-type="float">
            <text:p>21.6026</text:p>
          </table:table-cell>
          <table:table-cell office:value-type="string" calcext:value-type="string">
            <text:p>e_t:</text:p>
          </table:table-cell>
          <table:table-cell office:value-type="float" office:value="1.32547" calcext:value-type="float">
            <text:p>1.32547</text:p>
          </table:table-cell>
          <table:table-cell office:value-type="string" calcext:value-type="string">
            <text:p>e_t_alt:</text:p>
          </table:table-cell>
          <table:table-cell office:value-type="float" office:value="1.32377" calcext:value-type="float">
            <text:p>1.32377</text:p>
          </table:table-cell>
          <table:table-cell office:value-type="string" calcext:value-type="string">
            <text:p>y_t:</text:p>
          </table:table-cell>
          <table:table-cell office:value-type="float" office:value="-35.5151" calcext:value-type="float">
            <text:p>-35.5151</text:p>
          </table:table-cell>
          <table:table-cell office:value-type="string" calcext:value-type="string">
            <text:p>P:</text:p>
          </table:table-cell>
          <table:table-cell office:value-type="float" office:value="-33.1367" calcext:value-type="float">
            <text:p>-33.1367</text:p>
          </table:table-cell>
          <table:table-cell office:value-type="string" calcext:value-type="string">
            <text:p>I:</text:p>
          </table:table-cell>
          <table:table-cell office:value-type="float" office:value="-2.3784" calcext:value-type="float">
            <text:p>-2.378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42976" calcext:value-type="float">
            <text:p>0.242976</text:p>
          </table:table-cell>
          <table:table-cell office:value-type="string" calcext:value-type="string">
            <text:p>Force_Average_Y:</text:p>
          </table:table-cell>
          <table:table-cell office:value-type="float" office:value="0.674533" calcext:value-type="float">
            <text:p>0.674533</text:p>
          </table:table-cell>
          <table:table-cell office:value-type="string" calcext:value-type="string">
            <text:p>Force_Average_Z:</text:p>
          </table:table-cell>
          <table:table-cell office:value-type="float" office:value="3.54421E-018" calcext:value-type="float">
            <text:p>3.54421E-18</text:p>
          </table:table-cell>
          <table:table-cell office:value-type="string" calcext:value-type="string">
            <text:p>time:</text:p>
          </table:table-cell>
          <table:table-cell office:value-type="float" office:value="5.38552" calcext:value-type="float">
            <text:p>5.3855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77347" calcext:value-type="float">
            <text:p>0.677347</text:p>
          </table:table-cell>
          <table:table-cell office:value-type="string" calcext:value-type="string">
            <text:p>IST_alt:</text:p>
          </table:table-cell>
          <table:table-cell office:value-type="float" office:value="0.677347" calcext:value-type="float">
            <text:p>0.677347</text:p>
          </table:table-cell>
          <table:table-cell office:value-type="string" calcext:value-type="string">
            <text:p>e_t_SUMME:</text:p>
          </table:table-cell>
          <table:table-cell office:value-type="float" office:value="22.9252" calcext:value-type="float">
            <text:p>22.9252</text:p>
          </table:table-cell>
          <table:table-cell office:value-type="string" calcext:value-type="string">
            <text:p>e_t:</text:p>
          </table:table-cell>
          <table:table-cell office:value-type="float" office:value="1.32265" calcext:value-type="float">
            <text:p>1.32265</text:p>
          </table:table-cell>
          <table:table-cell office:value-type="string" calcext:value-type="string">
            <text:p>e_t_alt:</text:p>
          </table:table-cell>
          <table:table-cell office:value-type="float" office:value="1.32547" calcext:value-type="float">
            <text:p>1.32547</text:p>
          </table:table-cell>
          <table:table-cell office:value-type="string" calcext:value-type="string">
            <text:p>y_t:</text:p>
          </table:table-cell>
          <table:table-cell office:value-type="float" office:value="-35.6085" calcext:value-type="float">
            <text:p>-35.6085</text:p>
          </table:table-cell>
          <table:table-cell office:value-type="string" calcext:value-type="string">
            <text:p>P:</text:p>
          </table:table-cell>
          <table:table-cell office:value-type="float" office:value="-33.0663" calcext:value-type="float">
            <text:p>-33.0663</text:p>
          </table:table-cell>
          <table:table-cell office:value-type="string" calcext:value-type="string">
            <text:p>I:</text:p>
          </table:table-cell>
          <table:table-cell office:value-type="float" office:value="-2.54216" calcext:value-type="float">
            <text:p>-2.5421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48798" calcext:value-type="float">
            <text:p>0.248798</text:p>
          </table:table-cell>
          <table:table-cell office:value-type="string" calcext:value-type="string">
            <text:p>Force_Average_Y:</text:p>
          </table:table-cell>
          <table:table-cell office:value-type="float" office:value="0.677347" calcext:value-type="float">
            <text:p>0.677347</text:p>
          </table:table-cell>
          <table:table-cell office:value-type="string" calcext:value-type="string">
            <text:p>Force_Average_Z:</text:p>
          </table:table-cell>
          <table:table-cell office:value-type="float" office:value="3.53411E-018" calcext:value-type="float">
            <text:p>3.53411E-18</text:p>
          </table:table-cell>
          <table:table-cell office:value-type="string" calcext:value-type="string">
            <text:p>time:</text:p>
          </table:table-cell>
          <table:table-cell office:value-type="float" office:value="5.72246" calcext:value-type="float">
            <text:p>5.72246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79651" calcext:value-type="float">
            <text:p>0.679651</text:p>
          </table:table-cell>
          <table:table-cell office:value-type="string" calcext:value-type="string">
            <text:p>IST_alt:</text:p>
          </table:table-cell>
          <table:table-cell office:value-type="float" office:value="0.679651" calcext:value-type="float">
            <text:p>0.679651</text:p>
          </table:table-cell>
          <table:table-cell office:value-type="string" calcext:value-type="string">
            <text:p>e_t_SUMME:</text:p>
          </table:table-cell>
          <table:table-cell office:value-type="float" office:value="24.2456" calcext:value-type="float">
            <text:p>24.2456</text:p>
          </table:table-cell>
          <table:table-cell office:value-type="string" calcext:value-type="string">
            <text:p>e_t:</text:p>
          </table:table-cell>
          <table:table-cell office:value-type="float" office:value="1.32035" calcext:value-type="float">
            <text:p>1.32035</text:p>
          </table:table-cell>
          <table:table-cell office:value-type="string" calcext:value-type="string">
            <text:p>e_t_alt:</text:p>
          </table:table-cell>
          <table:table-cell office:value-type="float" office:value="1.32265" calcext:value-type="float">
            <text:p>1.32265</text:p>
          </table:table-cell>
          <table:table-cell office:value-type="string" calcext:value-type="string">
            <text:p>y_t:</text:p>
          </table:table-cell>
          <table:table-cell office:value-type="float" office:value="-35.6617" calcext:value-type="float">
            <text:p>-35.6617</text:p>
          </table:table-cell>
          <table:table-cell office:value-type="string" calcext:value-type="string">
            <text:p>P:</text:p>
          </table:table-cell>
          <table:table-cell office:value-type="float" office:value="-33.0087" calcext:value-type="float">
            <text:p>-33.0087</text:p>
          </table:table-cell>
          <table:table-cell office:value-type="string" calcext:value-type="string">
            <text:p>I:</text:p>
          </table:table-cell>
          <table:table-cell office:value-type="float" office:value="-2.65298" calcext:value-type="float">
            <text:p>-2.6529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5074" calcext:value-type="float">
            <text:p>0.25074</text:p>
          </table:table-cell>
          <table:table-cell office:value-type="string" calcext:value-type="string">
            <text:p>Force_Average_Y:</text:p>
          </table:table-cell>
          <table:table-cell office:value-type="float" office:value="0.679651" calcext:value-type="float">
            <text:p>0.679651</text:p>
          </table:table-cell>
          <table:table-cell office:value-type="string" calcext:value-type="string">
            <text:p>Force_Average_Z:</text:p>
          </table:table-cell>
          <table:table-cell office:value-type="float" office:value="3.54162E-018" calcext:value-type="float">
            <text:p>3.54162E-18</text:p>
          </table:table-cell>
          <table:table-cell office:value-type="string" calcext:value-type="string">
            <text:p>time:</text:p>
          </table:table-cell>
          <table:table-cell office:value-type="float" office:value="6.0581" calcext:value-type="float">
            <text:p>6.0581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78042" calcext:value-type="float">
            <text:p>0.678042</text:p>
          </table:table-cell>
          <table:table-cell office:value-type="string" calcext:value-type="string">
            <text:p>IST_alt:</text:p>
          </table:table-cell>
          <table:table-cell office:value-type="float" office:value="0.678042" calcext:value-type="float">
            <text:p>0.678042</text:p>
          </table:table-cell>
          <table:table-cell office:value-type="string" calcext:value-type="string">
            <text:p>e_t_SUMME:</text:p>
          </table:table-cell>
          <table:table-cell office:value-type="float" office:value="25.5675" calcext:value-type="float">
            <text:p>25.5675</text:p>
          </table:table-cell>
          <table:table-cell office:value-type="string" calcext:value-type="string">
            <text:p>e_t:</text:p>
          </table:table-cell>
          <table:table-cell office:value-type="float" office:value="1.32196" calcext:value-type="float">
            <text:p>1.32196</text:p>
          </table:table-cell>
          <table:table-cell office:value-type="string" calcext:value-type="string">
            <text:p>e_t_alt:</text:p>
          </table:table-cell>
          <table:table-cell office:value-type="float" office:value="1.32035" calcext:value-type="float">
            <text:p>1.32035</text:p>
          </table:table-cell>
          <table:table-cell office:value-type="string" calcext:value-type="string">
            <text:p>y_t:</text:p>
          </table:table-cell>
          <table:table-cell office:value-type="float" office:value="-35.8707" calcext:value-type="float">
            <text:p>-35.8707</text:p>
          </table:table-cell>
          <table:table-cell office:value-type="string" calcext:value-type="string">
            <text:p>P:</text:p>
          </table:table-cell>
          <table:table-cell office:value-type="float" office:value="-33.049" calcext:value-type="float">
            <text:p>-33.049</text:p>
          </table:table-cell>
          <table:table-cell office:value-type="string" calcext:value-type="string">
            <text:p>I:</text:p>
          </table:table-cell>
          <table:table-cell office:value-type="float" office:value="-2.82177" calcext:value-type="float">
            <text:p>-2.8217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51738" calcext:value-type="float">
            <text:p>0.251738</text:p>
          </table:table-cell>
          <table:table-cell office:value-type="string" calcext:value-type="string">
            <text:p>Force_Average_Y:</text:p>
          </table:table-cell>
          <table:table-cell office:value-type="float" office:value="0.678042" calcext:value-type="float">
            <text:p>0.678042</text:p>
          </table:table-cell>
          <table:table-cell office:value-type="string" calcext:value-type="string">
            <text:p>Force_Average_Z:</text:p>
          </table:table-cell>
          <table:table-cell office:value-type="float" office:value="3.66684E-018" calcext:value-type="float">
            <text:p>3.66684E-18</text:p>
          </table:table-cell>
          <table:table-cell office:value-type="string" calcext:value-type="string">
            <text:p>time:</text:p>
          </table:table-cell>
          <table:table-cell office:value-type="float" office:value="6.39519" calcext:value-type="float">
            <text:p>6.39519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80721" calcext:value-type="float">
            <text:p>0.680721</text:p>
          </table:table-cell>
          <table:table-cell office:value-type="string" calcext:value-type="string">
            <text:p>IST_alt:</text:p>
          </table:table-cell>
          <table:table-cell office:value-type="float" office:value="0.680721" calcext:value-type="float">
            <text:p>0.680721</text:p>
          </table:table-cell>
          <table:table-cell office:value-type="string" calcext:value-type="string">
            <text:p>e_t_SUMME:</text:p>
          </table:table-cell>
          <table:table-cell office:value-type="float" office:value="26.8868" calcext:value-type="float">
            <text:p>26.8868</text:p>
          </table:table-cell>
          <table:table-cell office:value-type="string" calcext:value-type="string">
            <text:p>e_t:</text:p>
          </table:table-cell>
          <table:table-cell office:value-type="float" office:value="1.31928" calcext:value-type="float">
            <text:p>1.31928</text:p>
          </table:table-cell>
          <table:table-cell office:value-type="string" calcext:value-type="string">
            <text:p>e_t_alt:</text:p>
          </table:table-cell>
          <table:table-cell office:value-type="float" office:value="1.32196" calcext:value-type="float">
            <text:p>1.32196</text:p>
          </table:table-cell>
          <table:table-cell office:value-type="string" calcext:value-type="string">
            <text:p>y_t:</text:p>
          </table:table-cell>
          <table:table-cell office:value-type="float" office:value="-35.973" calcext:value-type="float">
            <text:p>-35.973</text:p>
          </table:table-cell>
          <table:table-cell office:value-type="string" calcext:value-type="string">
            <text:p>P:</text:p>
          </table:table-cell>
          <table:table-cell office:value-type="float" office:value="-32.982" calcext:value-type="float">
            <text:p>-32.982</text:p>
          </table:table-cell>
          <table:table-cell office:value-type="string" calcext:value-type="string">
            <text:p>I:</text:p>
          </table:table-cell>
          <table:table-cell office:value-type="float" office:value="-2.99105" calcext:value-type="float">
            <text:p>-2.9910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57582" calcext:value-type="float">
            <text:p>0.257582</text:p>
          </table:table-cell>
          <table:table-cell office:value-type="string" calcext:value-type="string">
            <text:p>Force_Average_Y:</text:p>
          </table:table-cell>
          <table:table-cell office:value-type="float" office:value="0.680721" calcext:value-type="float">
            <text:p>0.680721</text:p>
          </table:table-cell>
          <table:table-cell office:value-type="string" calcext:value-type="string">
            <text:p>Force_Average_Z:</text:p>
          </table:table-cell>
          <table:table-cell office:value-type="float" office:value="3.62684E-018" calcext:value-type="float">
            <text:p>3.62684E-18</text:p>
          </table:table-cell>
          <table:table-cell office:value-type="string" calcext:value-type="string">
            <text:p>time:</text:p>
          </table:table-cell>
          <table:table-cell office:value-type="float" office:value="6.73215" calcext:value-type="float">
            <text:p>6.73215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83089" calcext:value-type="float">
            <text:p>0.683089</text:p>
          </table:table-cell>
          <table:table-cell office:value-type="string" calcext:value-type="string">
            <text:p>IST_alt:</text:p>
          </table:table-cell>
          <table:table-cell office:value-type="float" office:value="0.683089" calcext:value-type="float">
            <text:p>0.683089</text:p>
          </table:table-cell>
          <table:table-cell office:value-type="string" calcext:value-type="string">
            <text:p>e_t_SUMME:</text:p>
          </table:table-cell>
          <table:table-cell office:value-type="float" office:value="28.2037" calcext:value-type="float">
            <text:p>28.2037</text:p>
          </table:table-cell>
          <table:table-cell office:value-type="string" calcext:value-type="string">
            <text:p>e_t:</text:p>
          </table:table-cell>
          <table:table-cell office:value-type="float" office:value="1.31691" calcext:value-type="float">
            <text:p>1.31691</text:p>
          </table:table-cell>
          <table:table-cell office:value-type="string" calcext:value-type="string">
            <text:p>e_t_alt:</text:p>
          </table:table-cell>
          <table:table-cell office:value-type="float" office:value="1.31928" calcext:value-type="float">
            <text:p>1.31928</text:p>
          </table:table-cell>
          <table:table-cell office:value-type="string" calcext:value-type="string">
            <text:p>y_t:</text:p>
          </table:table-cell>
          <table:table-cell office:value-type="float" office:value="-36.0172" calcext:value-type="float">
            <text:p>-36.0172</text:p>
          </table:table-cell>
          <table:table-cell office:value-type="string" calcext:value-type="string">
            <text:p>P:</text:p>
          </table:table-cell>
          <table:table-cell office:value-type="float" office:value="-32.9228" calcext:value-type="float">
            <text:p>-32.9228</text:p>
          </table:table-cell>
          <table:table-cell office:value-type="string" calcext:value-type="string">
            <text:p>I:</text:p>
          </table:table-cell>
          <table:table-cell office:value-type="float" office:value="-3.09445" calcext:value-type="float">
            <text:p>-3.0944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59838" calcext:value-type="float">
            <text:p>0.259838</text:p>
          </table:table-cell>
          <table:table-cell office:value-type="string" calcext:value-type="string">
            <text:p>Force_Average_Y:</text:p>
          </table:table-cell>
          <table:table-cell office:value-type="float" office:value="0.683089" calcext:value-type="float">
            <text:p>0.683089</text:p>
          </table:table-cell>
          <table:table-cell office:value-type="string" calcext:value-type="string">
            <text:p>Force_Average_Z:</text:p>
          </table:table-cell>
          <table:table-cell office:value-type="float" office:value="3.58878E-018" calcext:value-type="float">
            <text:p>3.58878E-18</text:p>
          </table:table-cell>
          <table:table-cell office:value-type="string" calcext:value-type="string">
            <text:p>time:</text:p>
          </table:table-cell>
          <table:table-cell office:value-type="float" office:value="7.06779" calcext:value-type="float">
            <text:p>7.06779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81243" calcext:value-type="float">
            <text:p>0.681243</text:p>
          </table:table-cell>
          <table:table-cell office:value-type="string" calcext:value-type="string">
            <text:p>IST_alt:</text:p>
          </table:table-cell>
          <table:table-cell office:value-type="float" office:value="0.681243" calcext:value-type="float">
            <text:p>0.681243</text:p>
          </table:table-cell>
          <table:table-cell office:value-type="string" calcext:value-type="string">
            <text:p>e_t_SUMME:</text:p>
          </table:table-cell>
          <table:table-cell office:value-type="float" office:value="29.5225" calcext:value-type="float">
            <text:p>29.5225</text:p>
          </table:table-cell>
          <table:table-cell office:value-type="string" calcext:value-type="string">
            <text:p>e_t:</text:p>
          </table:table-cell>
          <table:table-cell office:value-type="float" office:value="1.31876" calcext:value-type="float">
            <text:p>1.31876</text:p>
          </table:table-cell>
          <table:table-cell office:value-type="string" calcext:value-type="string">
            <text:p>e_t_alt:</text:p>
          </table:table-cell>
          <table:table-cell office:value-type="float" office:value="1.31691" calcext:value-type="float">
            <text:p>1.31691</text:p>
          </table:table-cell>
          <table:table-cell office:value-type="string" calcext:value-type="string">
            <text:p>y_t:</text:p>
          </table:table-cell>
          <table:table-cell office:value-type="float" office:value="-36.2378" calcext:value-type="float">
            <text:p>-36.2378</text:p>
          </table:table-cell>
          <table:table-cell office:value-type="string" calcext:value-type="string">
            <text:p>P:</text:p>
          </table:table-cell>
          <table:table-cell office:value-type="float" office:value="-32.9689" calcext:value-type="float">
            <text:p>-32.9689</text:p>
          </table:table-cell>
          <table:table-cell office:value-type="string" calcext:value-type="string">
            <text:p>I:</text:p>
          </table:table-cell>
          <table:table-cell office:value-type="float" office:value="-3.26885" calcext:value-type="float">
            <text:p>-3.2688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60508" calcext:value-type="float">
            <text:p>0.260508</text:p>
          </table:table-cell>
          <table:table-cell office:value-type="string" calcext:value-type="string">
            <text:p>Force_Average_Y:</text:p>
          </table:table-cell>
          <table:table-cell office:value-type="float" office:value="0.681243" calcext:value-type="float">
            <text:p>0.681243</text:p>
          </table:table-cell>
          <table:table-cell office:value-type="string" calcext:value-type="string">
            <text:p>Force_Average_Z:</text:p>
          </table:table-cell>
          <table:table-cell office:value-type="float" office:value="3.54454E-018" calcext:value-type="float">
            <text:p>3.54454E-18</text:p>
          </table:table-cell>
          <table:table-cell office:value-type="string" calcext:value-type="string">
            <text:p>time:</text:p>
          </table:table-cell>
          <table:table-cell office:value-type="float" office:value="7.4049" calcext:value-type="float">
            <text:p>7.4049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85541" calcext:value-type="float">
            <text:p>0.685541</text:p>
          </table:table-cell>
          <table:table-cell office:value-type="string" calcext:value-type="string">
            <text:p>IST_alt:</text:p>
          </table:table-cell>
          <table:table-cell office:value-type="float" office:value="0.685541" calcext:value-type="float">
            <text:p>0.685541</text:p>
          </table:table-cell>
          <table:table-cell office:value-type="string" calcext:value-type="string">
            <text:p>e_t_SUMME:</text:p>
          </table:table-cell>
          <table:table-cell office:value-type="float" office:value="30.8369" calcext:value-type="float">
            <text:p>30.8369</text:p>
          </table:table-cell>
          <table:table-cell office:value-type="string" calcext:value-type="string">
            <text:p>e_t:</text:p>
          </table:table-cell>
          <table:table-cell office:value-type="float" office:value="1.31446" calcext:value-type="float">
            <text:p>1.31446</text:p>
          </table:table-cell>
          <table:table-cell office:value-type="string" calcext:value-type="string">
            <text:p>e_t_alt:</text:p>
          </table:table-cell>
          <table:table-cell office:value-type="float" office:value="1.31876" calcext:value-type="float">
            <text:p>1.31876</text:p>
          </table:table-cell>
          <table:table-cell office:value-type="string" calcext:value-type="string">
            <text:p>y_t:</text:p>
          </table:table-cell>
          <table:table-cell office:value-type="float" office:value="-36.2195" calcext:value-type="float">
            <text:p>-36.2195</text:p>
          </table:table-cell>
          <table:table-cell office:value-type="string" calcext:value-type="string">
            <text:p>P:</text:p>
          </table:table-cell>
          <table:table-cell office:value-type="float" office:value="-32.8615" calcext:value-type="float">
            <text:p>-32.8615</text:p>
          </table:table-cell>
          <table:table-cell office:value-type="string" calcext:value-type="string">
            <text:p>I:</text:p>
          </table:table-cell>
          <table:table-cell office:value-type="float" office:value="-3.35802" calcext:value-type="float">
            <text:p>-3.3580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66622" calcext:value-type="float">
            <text:p>0.266622</text:p>
          </table:table-cell>
          <table:table-cell office:value-type="string" calcext:value-type="string">
            <text:p>Force_Average_Y:</text:p>
          </table:table-cell>
          <table:table-cell office:value-type="float" office:value="0.685541" calcext:value-type="float">
            <text:p>0.685541</text:p>
          </table:table-cell>
          <table:table-cell office:value-type="string" calcext:value-type="string">
            <text:p>Force_Average_Z:</text:p>
          </table:table-cell>
          <table:table-cell office:value-type="float" office:value="3.50084E-018" calcext:value-type="float">
            <text:p>3.50084E-18</text:p>
          </table:table-cell>
          <table:table-cell office:value-type="string" calcext:value-type="string">
            <text:p>time:</text:p>
          </table:table-cell>
          <table:table-cell office:value-type="float" office:value="7.74041" calcext:value-type="float">
            <text:p>7.74041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82626" calcext:value-type="float">
            <text:p>0.682626</text:p>
          </table:table-cell>
          <table:table-cell office:value-type="string" calcext:value-type="string">
            <text:p>IST_alt:</text:p>
          </table:table-cell>
          <table:table-cell office:value-type="float" office:value="0.682626" calcext:value-type="float">
            <text:p>0.682626</text:p>
          </table:table-cell>
          <table:table-cell office:value-type="string" calcext:value-type="string">
            <text:p>e_t_SUMME:</text:p>
          </table:table-cell>
          <table:table-cell office:value-type="float" office:value="32.1543" calcext:value-type="float">
            <text:p>32.1543</text:p>
          </table:table-cell>
          <table:table-cell office:value-type="string" calcext:value-type="string">
            <text:p>e_t:</text:p>
          </table:table-cell>
          <table:table-cell office:value-type="float" office:value="1.31737" calcext:value-type="float">
            <text:p>1.31737</text:p>
          </table:table-cell>
          <table:table-cell office:value-type="string" calcext:value-type="string">
            <text:p>e_t_alt:</text:p>
          </table:table-cell>
          <table:table-cell office:value-type="float" office:value="1.31446" calcext:value-type="float">
            <text:p>1.31446</text:p>
          </table:table-cell>
          <table:table-cell office:value-type="string" calcext:value-type="string">
            <text:p>y_t:</text:p>
          </table:table-cell>
          <table:table-cell office:value-type="float" office:value="-36.4742" calcext:value-type="float">
            <text:p>-36.4742</text:p>
          </table:table-cell>
          <table:table-cell office:value-type="string" calcext:value-type="string">
            <text:p>P:</text:p>
          </table:table-cell>
          <table:table-cell office:value-type="float" office:value="-32.9343" calcext:value-type="float">
            <text:p>-32.9343</text:p>
          </table:table-cell>
          <table:table-cell office:value-type="string" calcext:value-type="string">
            <text:p>I:</text:p>
          </table:table-cell>
          <table:table-cell office:value-type="float" office:value="-3.53984" calcext:value-type="float">
            <text:p>-3.5398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65218" calcext:value-type="float">
            <text:p>0.265218</text:p>
          </table:table-cell>
          <table:table-cell office:value-type="string" calcext:value-type="string">
            <text:p>Force_Average_Y:</text:p>
          </table:table-cell>
          <table:table-cell office:value-type="float" office:value="0.682626" calcext:value-type="float">
            <text:p>0.682626</text:p>
          </table:table-cell>
          <table:table-cell office:value-type="string" calcext:value-type="string">
            <text:p>Force_Average_Z:</text:p>
          </table:table-cell>
          <table:table-cell office:value-type="float" office:value="3.59548E-018" calcext:value-type="float">
            <text:p>3.59548E-18</text:p>
          </table:table-cell>
          <table:table-cell office:value-type="string" calcext:value-type="string">
            <text:p>time:</text:p>
          </table:table-cell>
          <table:table-cell office:value-type="float" office:value="8.07757" calcext:value-type="float">
            <text:p>8.0775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85489" calcext:value-type="float">
            <text:p>0.685489</text:p>
          </table:table-cell>
          <table:table-cell office:value-type="string" calcext:value-type="string">
            <text:p>IST_alt:</text:p>
          </table:table-cell>
          <table:table-cell office:value-type="float" office:value="0.685489" calcext:value-type="float">
            <text:p>0.685489</text:p>
          </table:table-cell>
          <table:table-cell office:value-type="string" calcext:value-type="string">
            <text:p>e_t_SUMME:</text:p>
          </table:table-cell>
          <table:table-cell office:value-type="float" office:value="33.4688" calcext:value-type="float">
            <text:p>33.4688</text:p>
          </table:table-cell>
          <table:table-cell office:value-type="string" calcext:value-type="string">
            <text:p>e_t:</text:p>
          </table:table-cell>
          <table:table-cell office:value-type="float" office:value="1.31451" calcext:value-type="float">
            <text:p>1.31451</text:p>
          </table:table-cell>
          <table:table-cell office:value-type="string" calcext:value-type="string">
            <text:p>e_t_alt:</text:p>
          </table:table-cell>
          <table:table-cell office:value-type="float" office:value="1.31737" calcext:value-type="float">
            <text:p>1.31737</text:p>
          </table:table-cell>
          <table:table-cell office:value-type="string" calcext:value-type="string">
            <text:p>y_t:</text:p>
          </table:table-cell>
          <table:table-cell office:value-type="float" office:value="-36.5706" calcext:value-type="float">
            <text:p>-36.5706</text:p>
          </table:table-cell>
          <table:table-cell office:value-type="string" calcext:value-type="string">
            <text:p>P:</text:p>
          </table:table-cell>
          <table:table-cell office:value-type="float" office:value="-32.8628" calcext:value-type="float">
            <text:p>-32.8628</text:p>
          </table:table-cell>
          <table:table-cell office:value-type="string" calcext:value-type="string">
            <text:p>I:</text:p>
          </table:table-cell>
          <table:table-cell office:value-type="float" office:value="-3.7078" calcext:value-type="float">
            <text:p>-3.707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72393" calcext:value-type="float">
            <text:p>0.272393</text:p>
          </table:table-cell>
          <table:table-cell office:value-type="string" calcext:value-type="string">
            <text:p>Force_Average_Y:</text:p>
          </table:table-cell>
          <table:table-cell office:value-type="float" office:value="0.685489" calcext:value-type="float">
            <text:p>0.685489</text:p>
          </table:table-cell>
          <table:table-cell office:value-type="string" calcext:value-type="string">
            <text:p>Force_Average_Z:</text:p>
          </table:table-cell>
          <table:table-cell office:value-type="float" office:value="3.43652E-018" calcext:value-type="float">
            <text:p>3.43652E-18</text:p>
          </table:table-cell>
          <table:table-cell office:value-type="string" calcext:value-type="string">
            <text:p>time:</text:p>
          </table:table-cell>
          <table:table-cell office:value-type="float" office:value="8.41441" calcext:value-type="float">
            <text:p>8.41441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85659" calcext:value-type="float">
            <text:p>0.685659</text:p>
          </table:table-cell>
          <table:table-cell office:value-type="string" calcext:value-type="string">
            <text:p>IST_alt:</text:p>
          </table:table-cell>
          <table:table-cell office:value-type="float" office:value="0.685659" calcext:value-type="float">
            <text:p>0.685659</text:p>
          </table:table-cell>
          <table:table-cell office:value-type="string" calcext:value-type="string">
            <text:p>e_t_SUMME:</text:p>
          </table:table-cell>
          <table:table-cell office:value-type="float" office:value="34.7832" calcext:value-type="float">
            <text:p>34.7832</text:p>
          </table:table-cell>
          <table:table-cell office:value-type="string" calcext:value-type="string">
            <text:p>e_t:</text:p>
          </table:table-cell>
          <table:table-cell office:value-type="float" office:value="1.31434" calcext:value-type="float">
            <text:p>1.31434</text:p>
          </table:table-cell>
          <table:table-cell office:value-type="string" calcext:value-type="string">
            <text:p>e_t_alt:</text:p>
          </table:table-cell>
          <table:table-cell office:value-type="float" office:value="1.31451" calcext:value-type="float">
            <text:p>1.31451</text:p>
          </table:table-cell>
          <table:table-cell office:value-type="string" calcext:value-type="string">
            <text:p>y_t:</text:p>
          </table:table-cell>
          <table:table-cell office:value-type="float" office:value="-36.7409" calcext:value-type="float">
            <text:p>-36.7409</text:p>
          </table:table-cell>
          <table:table-cell office:value-type="string" calcext:value-type="string">
            <text:p>P:</text:p>
          </table:table-cell>
          <table:table-cell office:value-type="float" office:value="-32.8585" calcext:value-type="float">
            <text:p>-32.8585</text:p>
          </table:table-cell>
          <table:table-cell office:value-type="string" calcext:value-type="string">
            <text:p>I:</text:p>
          </table:table-cell>
          <table:table-cell office:value-type="float" office:value="-3.88232" calcext:value-type="float">
            <text:p>-3.8823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7447" calcext:value-type="float">
            <text:p>0.27447</text:p>
          </table:table-cell>
          <table:table-cell office:value-type="string" calcext:value-type="string">
            <text:p>Force_Average_Y:</text:p>
          </table:table-cell>
          <table:table-cell office:value-type="float" office:value="0.685659" calcext:value-type="float">
            <text:p>0.685659</text:p>
          </table:table-cell>
          <table:table-cell office:value-type="string" calcext:value-type="string">
            <text:p>Force_Average_Z:</text:p>
          </table:table-cell>
          <table:table-cell office:value-type="float" office:value="3.63662E-018" calcext:value-type="float">
            <text:p>3.63662E-18</text:p>
          </table:table-cell>
          <table:table-cell office:value-type="string" calcext:value-type="string">
            <text:p>time:</text:p>
          </table:table-cell>
          <table:table-cell office:value-type="float" office:value="8.75131" calcext:value-type="float">
            <text:p>8.75131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88765" calcext:value-type="float">
            <text:p>0.688765</text:p>
          </table:table-cell>
          <table:table-cell office:value-type="string" calcext:value-type="string">
            <text:p>IST_alt:</text:p>
          </table:table-cell>
          <table:table-cell office:value-type="float" office:value="0.688765" calcext:value-type="float">
            <text:p>0.688765</text:p>
          </table:table-cell>
          <table:table-cell office:value-type="string" calcext:value-type="string">
            <text:p>e_t_SUMME:</text:p>
          </table:table-cell>
          <table:table-cell office:value-type="float" office:value="36.0944" calcext:value-type="float">
            <text:p>36.0944</text:p>
          </table:table-cell>
          <table:table-cell office:value-type="string" calcext:value-type="string">
            <text:p>e_t:</text:p>
          </table:table-cell>
          <table:table-cell office:value-type="float" office:value="1.31123" calcext:value-type="float">
            <text:p>1.31123</text:p>
          </table:table-cell>
          <table:table-cell office:value-type="string" calcext:value-type="string">
            <text:p>e_t_alt:</text:p>
          </table:table-cell>
          <table:table-cell office:value-type="float" office:value="1.31434" calcext:value-type="float">
            <text:p>1.31434</text:p>
          </table:table-cell>
          <table:table-cell office:value-type="string" calcext:value-type="string">
            <text:p>y_t:</text:p>
          </table:table-cell>
          <table:table-cell office:value-type="float" office:value="-36.7402" calcext:value-type="float">
            <text:p>-36.7402</text:p>
          </table:table-cell>
          <table:table-cell office:value-type="string" calcext:value-type="string">
            <text:p>P:</text:p>
          </table:table-cell>
          <table:table-cell office:value-type="float" office:value="-32.7809" calcext:value-type="float">
            <text:p>-32.7809</text:p>
          </table:table-cell>
          <table:table-cell office:value-type="string" calcext:value-type="string">
            <text:p>I:</text:p>
          </table:table-cell>
          <table:table-cell office:value-type="float" office:value="-3.95933" calcext:value-type="float">
            <text:p>-3.9593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79046" calcext:value-type="float">
            <text:p>0.279046</text:p>
          </table:table-cell>
          <table:table-cell office:value-type="string" calcext:value-type="string">
            <text:p>Force_Average_Y:</text:p>
          </table:table-cell>
          <table:table-cell office:value-type="float" office:value="0.688765" calcext:value-type="float">
            <text:p>0.688765</text:p>
          </table:table-cell>
          <table:table-cell office:value-type="string" calcext:value-type="string">
            <text:p>Force_Average_Z:</text:p>
          </table:table-cell>
          <table:table-cell office:value-type="float" office:value="3.54523E-018" calcext:value-type="float">
            <text:p>3.54523E-18</text:p>
          </table:table-cell>
          <table:table-cell office:value-type="string" calcext:value-type="string">
            <text:p>time:</text:p>
          </table:table-cell>
          <table:table-cell office:value-type="float" office:value="9.0868" calcext:value-type="float">
            <text:p>9.0868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86143" calcext:value-type="float">
            <text:p>0.686143</text:p>
          </table:table-cell>
          <table:table-cell office:value-type="string" calcext:value-type="string">
            <text:p>IST_alt:</text:p>
          </table:table-cell>
          <table:table-cell office:value-type="float" office:value="0.686143" calcext:value-type="float">
            <text:p>0.686143</text:p>
          </table:table-cell>
          <table:table-cell office:value-type="string" calcext:value-type="string">
            <text:p>e_t_SUMME:</text:p>
          </table:table-cell>
          <table:table-cell office:value-type="float" office:value="37.4083" calcext:value-type="float">
            <text:p>37.4083</text:p>
          </table:table-cell>
          <table:table-cell office:value-type="string" calcext:value-type="string">
            <text:p>e_t:</text:p>
          </table:table-cell>
          <table:table-cell office:value-type="float" office:value="1.31386" calcext:value-type="float">
            <text:p>1.31386</text:p>
          </table:table-cell>
          <table:table-cell office:value-type="string" calcext:value-type="string">
            <text:p>e_t_alt:</text:p>
          </table:table-cell>
          <table:table-cell office:value-type="float" office:value="1.31123" calcext:value-type="float">
            <text:p>1.31123</text:p>
          </table:table-cell>
          <table:table-cell office:value-type="string" calcext:value-type="string">
            <text:p>y_t:</text:p>
          </table:table-cell>
          <table:table-cell office:value-type="float" office:value="-36.991" calcext:value-type="float">
            <text:p>-36.991</text:p>
          </table:table-cell>
          <table:table-cell office:value-type="string" calcext:value-type="string">
            <text:p>P:</text:p>
          </table:table-cell>
          <table:table-cell office:value-type="float" office:value="-32.8464" calcext:value-type="float">
            <text:p>-32.8464</text:p>
          </table:table-cell>
          <table:table-cell office:value-type="string" calcext:value-type="string">
            <text:p>I:</text:p>
          </table:table-cell>
          <table:table-cell office:value-type="float" office:value="-4.14454" calcext:value-type="float">
            <text:p>-4.1445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7824" calcext:value-type="float">
            <text:p>0.27824</text:p>
          </table:table-cell>
          <table:table-cell office:value-type="string" calcext:value-type="string">
            <text:p>Force_Average_Y:</text:p>
          </table:table-cell>
          <table:table-cell office:value-type="float" office:value="0.686143" calcext:value-type="float">
            <text:p>0.686143</text:p>
          </table:table-cell>
          <table:table-cell office:value-type="string" calcext:value-type="string">
            <text:p>Force_Average_Z:</text:p>
          </table:table-cell>
          <table:table-cell office:value-type="float" office:value="3.55709E-018" calcext:value-type="float">
            <text:p>3.55709E-18</text:p>
          </table:table-cell>
          <table:table-cell office:value-type="string" calcext:value-type="string">
            <text:p>time:</text:p>
          </table:table-cell>
          <table:table-cell office:value-type="float" office:value="9.42388" calcext:value-type="float">
            <text:p>9.42388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88779" calcext:value-type="float">
            <text:p>0.688779</text:p>
          </table:table-cell>
          <table:table-cell office:value-type="string" calcext:value-type="string">
            <text:p>IST_alt:</text:p>
          </table:table-cell>
          <table:table-cell office:value-type="float" office:value="0.688779" calcext:value-type="float">
            <text:p>0.688779</text:p>
          </table:table-cell>
          <table:table-cell office:value-type="string" calcext:value-type="string">
            <text:p>e_t_SUMME:</text:p>
          </table:table-cell>
          <table:table-cell office:value-type="float" office:value="38.7195" calcext:value-type="float">
            <text:p>38.7195</text:p>
          </table:table-cell>
          <table:table-cell office:value-type="string" calcext:value-type="string">
            <text:p>e_t:</text:p>
          </table:table-cell>
          <table:table-cell office:value-type="float" office:value="1.31122" calcext:value-type="float">
            <text:p>1.31122</text:p>
          </table:table-cell>
          <table:table-cell office:value-type="string" calcext:value-type="string">
            <text:p>e_t_alt:</text:p>
          </table:table-cell>
          <table:table-cell office:value-type="float" office:value="1.31386" calcext:value-type="float">
            <text:p>1.31386</text:p>
          </table:table-cell>
          <table:table-cell office:value-type="string" calcext:value-type="string">
            <text:p>y_t:</text:p>
          </table:table-cell>
          <table:table-cell office:value-type="float" office:value="-37.0897" calcext:value-type="float">
            <text:p>-37.0897</text:p>
          </table:table-cell>
          <table:table-cell office:value-type="string" calcext:value-type="string">
            <text:p>P:</text:p>
          </table:table-cell>
          <table:table-cell office:value-type="float" office:value="-32.7805" calcext:value-type="float">
            <text:p>-32.7805</text:p>
          </table:table-cell>
          <table:table-cell office:value-type="string" calcext:value-type="string">
            <text:p>I:</text:p>
          </table:table-cell>
          <table:table-cell office:value-type="float" office:value="-4.30919" calcext:value-type="float">
            <text:p>-4.3091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85296" calcext:value-type="float">
            <text:p>0.285296</text:p>
          </table:table-cell>
          <table:table-cell office:value-type="string" calcext:value-type="string">
            <text:p>Force_Average_Y:</text:p>
          </table:table-cell>
          <table:table-cell office:value-type="float" office:value="0.688779" calcext:value-type="float">
            <text:p>0.688779</text:p>
          </table:table-cell>
          <table:table-cell office:value-type="string" calcext:value-type="string">
            <text:p>Force_Average_Z:</text:p>
          </table:table-cell>
          <table:table-cell office:value-type="float" office:value="3.61547E-018" calcext:value-type="float">
            <text:p>3.61547E-18</text:p>
          </table:table-cell>
          <table:table-cell office:value-type="string" calcext:value-type="string">
            <text:p>time:</text:p>
          </table:table-cell>
          <table:table-cell office:value-type="float" office:value="9.76072" calcext:value-type="float">
            <text:p>9.7607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89757" calcext:value-type="float">
            <text:p>0.689757</text:p>
          </table:table-cell>
          <table:table-cell office:value-type="string" calcext:value-type="string">
            <text:p>IST_alt:</text:p>
          </table:table-cell>
          <table:table-cell office:value-type="float" office:value="0.689757" calcext:value-type="float">
            <text:p>0.689757</text:p>
          </table:table-cell>
          <table:table-cell office:value-type="string" calcext:value-type="string">
            <text:p>e_t_SUMME:</text:p>
          </table:table-cell>
          <table:table-cell office:value-type="float" office:value="40.0297" calcext:value-type="float">
            <text:p>40.0297</text:p>
          </table:table-cell>
          <table:table-cell office:value-type="string" calcext:value-type="string">
            <text:p>e_t:</text:p>
          </table:table-cell>
          <table:table-cell office:value-type="float" office:value="1.31024" calcext:value-type="float">
            <text:p>1.31024</text:p>
          </table:table-cell>
          <table:table-cell office:value-type="string" calcext:value-type="string">
            <text:p>e_t_alt:</text:p>
          </table:table-cell>
          <table:table-cell office:value-type="float" office:value="1.31122" calcext:value-type="float">
            <text:p>1.31122</text:p>
          </table:table-cell>
          <table:table-cell office:value-type="string" calcext:value-type="string">
            <text:p>y_t:</text:p>
          </table:table-cell>
          <table:table-cell office:value-type="float" office:value="-37.1928" calcext:value-type="float">
            <text:p>-37.1928</text:p>
          </table:table-cell>
          <table:table-cell office:value-type="string" calcext:value-type="string">
            <text:p>P:</text:p>
          </table:table-cell>
          <table:table-cell office:value-type="float" office:value="-32.7561" calcext:value-type="float">
            <text:p>-32.7561</text:p>
          </table:table-cell>
          <table:table-cell office:value-type="string" calcext:value-type="string">
            <text:p>I:</text:p>
          </table:table-cell>
          <table:table-cell office:value-type="float" office:value="-4.43674" calcext:value-type="float">
            <text:p>-4.43674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87704" calcext:value-type="float">
            <text:p>0.287704</text:p>
          </table:table-cell>
          <table:table-cell office:value-type="string" calcext:value-type="string">
            <text:p>Force_Average_Y:</text:p>
          </table:table-cell>
          <table:table-cell office:value-type="float" office:value="0.689757" calcext:value-type="float">
            <text:p>0.689757</text:p>
          </table:table-cell>
          <table:table-cell office:value-type="string" calcext:value-type="string">
            <text:p>Force_Average_Z:</text:p>
          </table:table-cell>
          <table:table-cell office:value-type="float" office:value="3.50332E-018" calcext:value-type="float">
            <text:p>3.50332E-18</text:p>
          </table:table-cell>
          <table:table-cell office:value-type="string" calcext:value-type="string">
            <text:p>time:</text:p>
          </table:table-cell>
          <table:table-cell office:value-type="float" office:value="10.0969" calcext:value-type="float">
            <text:p>10.0969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89493" calcext:value-type="float">
            <text:p>0.689493</text:p>
          </table:table-cell>
          <table:table-cell office:value-type="string" calcext:value-type="string">
            <text:p>IST_alt:</text:p>
          </table:table-cell>
          <table:table-cell office:value-type="float" office:value="0.689493" calcext:value-type="float">
            <text:p>0.689493</text:p>
          </table:table-cell>
          <table:table-cell office:value-type="string" calcext:value-type="string">
            <text:p>e_t_SUMME:</text:p>
          </table:table-cell>
          <table:table-cell office:value-type="float" office:value="41.3402" calcext:value-type="float">
            <text:p>41.3402</text:p>
          </table:table-cell>
          <table:table-cell office:value-type="string" calcext:value-type="string">
            <text:p>e_t:</text:p>
          </table:table-cell>
          <table:table-cell office:value-type="float" office:value="1.31051" calcext:value-type="float">
            <text:p>1.31051</text:p>
          </table:table-cell>
          <table:table-cell office:value-type="string" calcext:value-type="string">
            <text:p>e_t_alt:</text:p>
          </table:table-cell>
          <table:table-cell office:value-type="float" office:value="1.31024" calcext:value-type="float">
            <text:p>1.31024</text:p>
          </table:table-cell>
          <table:table-cell office:value-type="string" calcext:value-type="string">
            <text:p>y_t:</text:p>
          </table:table-cell>
          <table:table-cell office:value-type="float" office:value="-37.3863" calcext:value-type="float">
            <text:p>-37.3863</text:p>
          </table:table-cell>
          <table:table-cell office:value-type="string" calcext:value-type="string">
            <text:p>P:</text:p>
          </table:table-cell>
          <table:table-cell office:value-type="float" office:value="-32.7627" calcext:value-type="float">
            <text:p>-32.7627</text:p>
          </table:table-cell>
          <table:table-cell office:value-type="string" calcext:value-type="string">
            <text:p>I:</text:p>
          </table:table-cell>
          <table:table-cell office:value-type="float" office:value="-4.62368" calcext:value-type="float">
            <text:p>-4.6236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89809" calcext:value-type="float">
            <text:p>0.289809</text:p>
          </table:table-cell>
          <table:table-cell office:value-type="string" calcext:value-type="string">
            <text:p>Force_Average_Y:</text:p>
          </table:table-cell>
          <table:table-cell office:value-type="float" office:value="0.689493" calcext:value-type="float">
            <text:p>0.689493</text:p>
          </table:table-cell>
          <table:table-cell office:value-type="string" calcext:value-type="string">
            <text:p>Force_Average_Z:</text:p>
          </table:table-cell>
          <table:table-cell office:value-type="float" office:value="3.56755E-018" calcext:value-type="float">
            <text:p>3.56755E-18</text:p>
          </table:table-cell>
          <table:table-cell office:value-type="string" calcext:value-type="string">
            <text:p>time:</text:p>
          </table:table-cell>
          <table:table-cell office:value-type="float" office:value="10.4339" calcext:value-type="float">
            <text:p>10.4339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2851" calcext:value-type="float">
            <text:p>0.692851</text:p>
          </table:table-cell>
          <table:table-cell office:value-type="string" calcext:value-type="string">
            <text:p>IST_alt:</text:p>
          </table:table-cell>
          <table:table-cell office:value-type="float" office:value="0.692851" calcext:value-type="float">
            <text:p>0.692851</text:p>
          </table:table-cell>
          <table:table-cell office:value-type="string" calcext:value-type="string">
            <text:p>e_t_SUMME:</text:p>
          </table:table-cell>
          <table:table-cell office:value-type="float" office:value="42.6474" calcext:value-type="float">
            <text:p>42.6474</text:p>
          </table:table-cell>
          <table:table-cell office:value-type="string" calcext:value-type="string">
            <text:p>e_t:</text:p>
          </table:table-cell>
          <table:table-cell office:value-type="float" office:value="1.30715" calcext:value-type="float">
            <text:p>1.30715</text:p>
          </table:table-cell>
          <table:table-cell office:value-type="string" calcext:value-type="string">
            <text:p>e_t_alt:</text:p>
          </table:table-cell>
          <table:table-cell office:value-type="float" office:value="1.31051" calcext:value-type="float">
            <text:p>1.31051</text:p>
          </table:table-cell>
          <table:table-cell office:value-type="string" calcext:value-type="string">
            <text:p>y_t:</text:p>
          </table:table-cell>
          <table:table-cell office:value-type="float" office:value="-37.3832" calcext:value-type="float">
            <text:p>-37.3832</text:p>
          </table:table-cell>
          <table:table-cell office:value-type="string" calcext:value-type="string">
            <text:p>P:</text:p>
          </table:table-cell>
          <table:table-cell office:value-type="float" office:value="-32.6787" calcext:value-type="float">
            <text:p>-32.6787</text:p>
          </table:table-cell>
          <table:table-cell office:value-type="string" calcext:value-type="string">
            <text:p>I:</text:p>
          </table:table-cell>
          <table:table-cell office:value-type="float" office:value="-4.7045" calcext:value-type="float">
            <text:p>-4.704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95008" calcext:value-type="float">
            <text:p>0.295008</text:p>
          </table:table-cell>
          <table:table-cell office:value-type="string" calcext:value-type="string">
            <text:p>Force_Average_Y:</text:p>
          </table:table-cell>
          <table:table-cell office:value-type="float" office:value="0.692851" calcext:value-type="float">
            <text:p>0.692851</text:p>
          </table:table-cell>
          <table:table-cell office:value-type="string" calcext:value-type="string">
            <text:p>Force_Average_Z:</text:p>
          </table:table-cell>
          <table:table-cell office:value-type="float" office:value="3.62206E-018" calcext:value-type="float">
            <text:p>3.62206E-18</text:p>
          </table:table-cell>
          <table:table-cell office:value-type="string" calcext:value-type="string">
            <text:p>time:</text:p>
          </table:table-cell>
          <table:table-cell office:value-type="float" office:value="10.7695" calcext:value-type="float">
            <text:p>10.7695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0188" calcext:value-type="float">
            <text:p>0.690188</text:p>
          </table:table-cell>
          <table:table-cell office:value-type="string" calcext:value-type="string">
            <text:p>IST_alt:</text:p>
          </table:table-cell>
          <table:table-cell office:value-type="float" office:value="0.690188" calcext:value-type="float">
            <text:p>0.690188</text:p>
          </table:table-cell>
          <table:table-cell office:value-type="string" calcext:value-type="string">
            <text:p>e_t_SUMME:</text:p>
          </table:table-cell>
          <table:table-cell office:value-type="float" office:value="43.9572" calcext:value-type="float">
            <text:p>43.9572</text:p>
          </table:table-cell>
          <table:table-cell office:value-type="string" calcext:value-type="string">
            <text:p>e_t:</text:p>
          </table:table-cell>
          <table:table-cell office:value-type="float" office:value="1.30981" calcext:value-type="float">
            <text:p>1.30981</text:p>
          </table:table-cell>
          <table:table-cell office:value-type="string" calcext:value-type="string">
            <text:p>e_t_alt:</text:p>
          </table:table-cell>
          <table:table-cell office:value-type="float" office:value="1.30715" calcext:value-type="float">
            <text:p>1.30715</text:p>
          </table:table-cell>
          <table:table-cell office:value-type="string" calcext:value-type="string">
            <text:p>y_t:</text:p>
          </table:table-cell>
          <table:table-cell office:value-type="float" office:value="-37.6489" calcext:value-type="float">
            <text:p>-37.6489</text:p>
          </table:table-cell>
          <table:table-cell office:value-type="string" calcext:value-type="string">
            <text:p>P:</text:p>
          </table:table-cell>
          <table:table-cell office:value-type="float" office:value="-32.7453" calcext:value-type="float">
            <text:p>-32.7453</text:p>
          </table:table-cell>
          <table:table-cell office:value-type="string" calcext:value-type="string">
            <text:p>I:</text:p>
          </table:table-cell>
          <table:table-cell office:value-type="float" office:value="-4.90362" calcext:value-type="float">
            <text:p>-4.9036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94065" calcext:value-type="float">
            <text:p>0.294065</text:p>
          </table:table-cell>
          <table:table-cell office:value-type="string" calcext:value-type="string">
            <text:p>Force_Average_Y:</text:p>
          </table:table-cell>
          <table:table-cell office:value-type="float" office:value="0.690188" calcext:value-type="float">
            <text:p>0.690188</text:p>
          </table:table-cell>
          <table:table-cell office:value-type="string" calcext:value-type="string">
            <text:p>Force_Average_Z:</text:p>
          </table:table-cell>
          <table:table-cell office:value-type="float" office:value="3.52983E-018" calcext:value-type="float">
            <text:p>3.52983E-18</text:p>
          </table:table-cell>
          <table:table-cell office:value-type="string" calcext:value-type="string">
            <text:p>time:</text:p>
          </table:table-cell>
          <table:table-cell office:value-type="float" office:value="11.1068" calcext:value-type="float">
            <text:p>11.1068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275" calcext:value-type="float">
            <text:p>0.69275</text:p>
          </table:table-cell>
          <table:table-cell office:value-type="string" calcext:value-type="string">
            <text:p>IST_alt:</text:p>
          </table:table-cell>
          <table:table-cell office:value-type="float" office:value="0.69275" calcext:value-type="float">
            <text:p>0.69275</text:p>
          </table:table-cell>
          <table:table-cell office:value-type="string" calcext:value-type="string">
            <text:p>e_t_SUMME:</text:p>
          </table:table-cell>
          <table:table-cell office:value-type="float" office:value="45.2644" calcext:value-type="float">
            <text:p>45.2644</text:p>
          </table:table-cell>
          <table:table-cell office:value-type="string" calcext:value-type="string">
            <text:p>e_t:</text:p>
          </table:table-cell>
          <table:table-cell office:value-type="float" office:value="1.30725" calcext:value-type="float">
            <text:p>1.30725</text:p>
          </table:table-cell>
          <table:table-cell office:value-type="string" calcext:value-type="string">
            <text:p>e_t_alt:</text:p>
          </table:table-cell>
          <table:table-cell office:value-type="float" office:value="1.30981" calcext:value-type="float">
            <text:p>1.30981</text:p>
          </table:table-cell>
          <table:table-cell office:value-type="string" calcext:value-type="string">
            <text:p>y_t:</text:p>
          </table:table-cell>
          <table:table-cell office:value-type="float" office:value="-37.7774" calcext:value-type="float">
            <text:p>-37.7774</text:p>
          </table:table-cell>
          <table:table-cell office:value-type="string" calcext:value-type="string">
            <text:p>P:</text:p>
          </table:table-cell>
          <table:table-cell office:value-type="float" office:value="-32.6812" calcext:value-type="float">
            <text:p>-32.6812</text:p>
          </table:table-cell>
          <table:table-cell office:value-type="string" calcext:value-type="string">
            <text:p>I:</text:p>
          </table:table-cell>
          <table:table-cell office:value-type="float" office:value="-5.09612" calcext:value-type="float">
            <text:p>-5.0961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301438" calcext:value-type="float">
            <text:p>0.301438</text:p>
          </table:table-cell>
          <table:table-cell office:value-type="string" calcext:value-type="string">
            <text:p>Force_Average_Y:</text:p>
          </table:table-cell>
          <table:table-cell office:value-type="float" office:value="0.69275" calcext:value-type="float">
            <text:p>0.69275</text:p>
          </table:table-cell>
          <table:table-cell office:value-type="string" calcext:value-type="string">
            <text:p>Force_Average_Z:</text:p>
          </table:table-cell>
          <table:table-cell office:value-type="float" office:value="3.53845E-018" calcext:value-type="float">
            <text:p>3.53845E-18</text:p>
          </table:table-cell>
          <table:table-cell office:value-type="string" calcext:value-type="string">
            <text:p>time:</text:p>
          </table:table-cell>
          <table:table-cell office:value-type="float" office:value="11.4437" calcext:value-type="float">
            <text:p>11.443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4997" calcext:value-type="float">
            <text:p>0.694997</text:p>
          </table:table-cell>
          <table:table-cell office:value-type="string" calcext:value-type="string">
            <text:p>IST_alt:</text:p>
          </table:table-cell>
          <table:table-cell office:value-type="float" office:value="0.694997" calcext:value-type="float">
            <text:p>0.694997</text:p>
          </table:table-cell>
          <table:table-cell office:value-type="string" calcext:value-type="string">
            <text:p>e_t_SUMME:</text:p>
          </table:table-cell>
          <table:table-cell office:value-type="float" office:value="46.5694" calcext:value-type="float">
            <text:p>46.5694</text:p>
          </table:table-cell>
          <table:table-cell office:value-type="string" calcext:value-type="string">
            <text:p>e_t:</text:p>
          </table:table-cell>
          <table:table-cell office:value-type="float" office:value="1.305" calcext:value-type="float">
            <text:p>1.305</text:p>
          </table:table-cell>
          <table:table-cell office:value-type="string" calcext:value-type="string">
            <text:p>e_t_alt:</text:p>
          </table:table-cell>
          <table:table-cell office:value-type="float" office:value="1.30725" calcext:value-type="float">
            <text:p>1.30725</text:p>
          </table:table-cell>
          <table:table-cell office:value-type="string" calcext:value-type="string">
            <text:p>y_t:</text:p>
          </table:table-cell>
          <table:table-cell office:value-type="float" office:value="-37.7926" calcext:value-type="float">
            <text:p>-37.7926</text:p>
          </table:table-cell>
          <table:table-cell office:value-type="string" calcext:value-type="string">
            <text:p>P:</text:p>
          </table:table-cell>
          <table:table-cell office:value-type="float" office:value="-32.6251" calcext:value-type="float">
            <text:p>-32.6251</text:p>
          </table:table-cell>
          <table:table-cell office:value-type="string" calcext:value-type="string">
            <text:p>I:</text:p>
          </table:table-cell>
          <table:table-cell office:value-type="float" office:value="-5.16747" calcext:value-type="float">
            <text:p>-5.1674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304341" calcext:value-type="float">
            <text:p>0.304341</text:p>
          </table:table-cell>
          <table:table-cell office:value-type="string" calcext:value-type="string">
            <text:p>Force_Average_Y:</text:p>
          </table:table-cell>
          <table:table-cell office:value-type="float" office:value="0.694997" calcext:value-type="float">
            <text:p>0.694997</text:p>
          </table:table-cell>
          <table:table-cell office:value-type="string" calcext:value-type="string">
            <text:p>Force_Average_Z:</text:p>
          </table:table-cell>
          <table:table-cell office:value-type="float" office:value="3.55422E-018" calcext:value-type="float">
            <text:p>3.55422E-18</text:p>
          </table:table-cell>
          <table:table-cell office:value-type="string" calcext:value-type="string">
            <text:p>time:</text:p>
          </table:table-cell>
          <table:table-cell office:value-type="float" office:value="11.7793" calcext:value-type="float">
            <text:p>11.779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2578" calcext:value-type="float">
            <text:p>0.692578</text:p>
          </table:table-cell>
          <table:table-cell office:value-type="string" calcext:value-type="string">
            <text:p>IST_alt:</text:p>
          </table:table-cell>
          <table:table-cell office:value-type="float" office:value="0.692578" calcext:value-type="float">
            <text:p>0.692578</text:p>
          </table:table-cell>
          <table:table-cell office:value-type="string" calcext:value-type="string">
            <text:p>e_t_SUMME:</text:p>
          </table:table-cell>
          <table:table-cell office:value-type="float" office:value="47.8769" calcext:value-type="float">
            <text:p>47.8769</text:p>
          </table:table-cell>
          <table:table-cell office:value-type="string" calcext:value-type="string">
            <text:p>e_t:</text:p>
          </table:table-cell>
          <table:table-cell office:value-type="float" office:value="1.30742" calcext:value-type="float">
            <text:p>1.30742</text:p>
          </table:table-cell>
          <table:table-cell office:value-type="string" calcext:value-type="string">
            <text:p>e_t_alt:</text:p>
          </table:table-cell>
          <table:table-cell office:value-type="float" office:value="1.305" calcext:value-type="float">
            <text:p>1.305</text:p>
          </table:table-cell>
          <table:table-cell office:value-type="string" calcext:value-type="string">
            <text:p>y_t:</text:p>
          </table:table-cell>
          <table:table-cell office:value-type="float" office:value="-38.0572" calcext:value-type="float">
            <text:p>-38.0572</text:p>
          </table:table-cell>
          <table:table-cell office:value-type="string" calcext:value-type="string">
            <text:p>P:</text:p>
          </table:table-cell>
          <table:table-cell office:value-type="float" office:value="-32.6856" calcext:value-type="float">
            <text:p>-32.6856</text:p>
          </table:table-cell>
          <table:table-cell office:value-type="string" calcext:value-type="string">
            <text:p>I:</text:p>
          </table:table-cell>
          <table:table-cell office:value-type="float" office:value="-5.37169" calcext:value-type="float">
            <text:p>-5.3716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304023" calcext:value-type="float">
            <text:p>0.304023</text:p>
          </table:table-cell>
          <table:table-cell office:value-type="string" calcext:value-type="string">
            <text:p>Force_Average_Y:</text:p>
          </table:table-cell>
          <table:table-cell office:value-type="float" office:value="0.692578" calcext:value-type="float">
            <text:p>0.692578</text:p>
          </table:table-cell>
          <table:table-cell office:value-type="string" calcext:value-type="string">
            <text:p>Force_Average_Z:</text:p>
          </table:table-cell>
          <table:table-cell office:value-type="float" office:value="3.54382E-018" calcext:value-type="float">
            <text:p>3.54382E-18</text:p>
          </table:table-cell>
          <table:table-cell office:value-type="string" calcext:value-type="string">
            <text:p>time:</text:p>
          </table:table-cell>
          <table:table-cell office:value-type="float" office:value="12.1165" calcext:value-type="float">
            <text:p>12.1165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6792" calcext:value-type="float">
            <text:p>0.696792</text:p>
          </table:table-cell>
          <table:table-cell office:value-type="string" calcext:value-type="string">
            <text:p>IST_alt:</text:p>
          </table:table-cell>
          <table:table-cell office:value-type="float" office:value="0.696792" calcext:value-type="float">
            <text:p>0.696792</text:p>
          </table:table-cell>
          <table:table-cell office:value-type="string" calcext:value-type="string">
            <text:p>e_t_SUMME:</text:p>
          </table:table-cell>
          <table:table-cell office:value-type="float" office:value="49.1801" calcext:value-type="float">
            <text:p>49.1801</text:p>
          </table:table-cell>
          <table:table-cell office:value-type="string" calcext:value-type="string">
            <text:p>e_t:</text:p>
          </table:table-cell>
          <table:table-cell office:value-type="float" office:value="1.30321" calcext:value-type="float">
            <text:p>1.30321</text:p>
          </table:table-cell>
          <table:table-cell office:value-type="string" calcext:value-type="string">
            <text:p>e_t_alt:</text:p>
          </table:table-cell>
          <table:table-cell office:value-type="float" office:value="1.30742" calcext:value-type="float">
            <text:p>1.30742</text:p>
          </table:table-cell>
          <table:table-cell office:value-type="string" calcext:value-type="string">
            <text:p>y_t:</text:p>
          </table:table-cell>
          <table:table-cell office:value-type="float" office:value="-38.0165" calcext:value-type="float">
            <text:p>-38.0165</text:p>
          </table:table-cell>
          <table:table-cell office:value-type="string" calcext:value-type="string">
            <text:p>P:</text:p>
          </table:table-cell>
          <table:table-cell office:value-type="float" office:value="-32.5802" calcext:value-type="float">
            <text:p>-32.5802</text:p>
          </table:table-cell>
          <table:table-cell office:value-type="string" calcext:value-type="string">
            <text:p>I:</text:p>
          </table:table-cell>
          <table:table-cell office:value-type="float" office:value="-5.43634" calcext:value-type="float">
            <text:p>-5.43634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311449" calcext:value-type="float">
            <text:p>0.311449</text:p>
          </table:table-cell>
          <table:table-cell office:value-type="string" calcext:value-type="string">
            <text:p>Force_Average_Y:</text:p>
          </table:table-cell>
          <table:table-cell office:value-type="float" office:value="0.696792" calcext:value-type="float">
            <text:p>0.696792</text:p>
          </table:table-cell>
          <table:table-cell office:value-type="string" calcext:value-type="string">
            <text:p>Force_Average_Z:</text:p>
          </table:table-cell>
          <table:table-cell office:value-type="float" office:value="3.67763E-018" calcext:value-type="float">
            <text:p>3.67763E-18</text:p>
          </table:table-cell>
          <table:table-cell office:value-type="string" calcext:value-type="string">
            <text:p>time:</text:p>
          </table:table-cell>
          <table:table-cell office:value-type="float" office:value="12.4521" calcext:value-type="float">
            <text:p>12.4521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361" calcext:value-type="float">
            <text:p>0.69361</text:p>
          </table:table-cell>
          <table:table-cell office:value-type="string" calcext:value-type="string">
            <text:p>IST_alt:</text:p>
          </table:table-cell>
          <table:table-cell office:value-type="float" office:value="0.69361" calcext:value-type="float">
            <text:p>0.69361</text:p>
          </table:table-cell>
          <table:table-cell office:value-type="string" calcext:value-type="string">
            <text:p>e_t_SUMME:</text:p>
          </table:table-cell>
          <table:table-cell office:value-type="float" office:value="50.4865" calcext:value-type="float">
            <text:p>50.4865</text:p>
          </table:table-cell>
          <table:table-cell office:value-type="string" calcext:value-type="string">
            <text:p>e_t:</text:p>
          </table:table-cell>
          <table:table-cell office:value-type="float" office:value="1.30639" calcext:value-type="float">
            <text:p>1.30639</text:p>
          </table:table-cell>
          <table:table-cell office:value-type="string" calcext:value-type="string">
            <text:p>e_t_alt:</text:p>
          </table:table-cell>
          <table:table-cell office:value-type="float" office:value="1.30321" calcext:value-type="float">
            <text:p>1.30321</text:p>
          </table:table-cell>
          <table:table-cell office:value-type="string" calcext:value-type="string">
            <text:p>y_t:</text:p>
          </table:table-cell>
          <table:table-cell office:value-type="float" office:value="-38.3073" calcext:value-type="float">
            <text:p>-38.3073</text:p>
          </table:table-cell>
          <table:table-cell office:value-type="string" calcext:value-type="string">
            <text:p>P:</text:p>
          </table:table-cell>
          <table:table-cell office:value-type="float" office:value="-32.6597" calcext:value-type="float">
            <text:p>-32.6597</text:p>
          </table:table-cell>
          <table:table-cell office:value-type="string" calcext:value-type="string">
            <text:p>I:</text:p>
          </table:table-cell>
          <table:table-cell office:value-type="float" office:value="-5.6476" calcext:value-type="float">
            <text:p>-5.647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309212" calcext:value-type="float">
            <text:p>0.309212</text:p>
          </table:table-cell>
          <table:table-cell office:value-type="string" calcext:value-type="string">
            <text:p>Force_Average_Y:</text:p>
          </table:table-cell>
          <table:table-cell office:value-type="float" office:value="0.69361" calcext:value-type="float">
            <text:p>0.69361</text:p>
          </table:table-cell>
          <table:table-cell office:value-type="string" calcext:value-type="string">
            <text:p>Force_Average_Z:</text:p>
          </table:table-cell>
          <table:table-cell office:value-type="float" office:value="3.50928E-018" calcext:value-type="float">
            <text:p>3.50928E-18</text:p>
          </table:table-cell>
          <table:table-cell office:value-type="string" calcext:value-type="string">
            <text:p>time:</text:p>
          </table:table-cell>
          <table:table-cell office:value-type="float" office:value="12.7893" calcext:value-type="float">
            <text:p>12.789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6337" calcext:value-type="float">
            <text:p>0.696337</text:p>
          </table:table-cell>
          <table:table-cell office:value-type="string" calcext:value-type="string">
            <text:p>IST_alt:</text:p>
          </table:table-cell>
          <table:table-cell office:value-type="float" office:value="0.696337" calcext:value-type="float">
            <text:p>0.696337</text:p>
          </table:table-cell>
          <table:table-cell office:value-type="string" calcext:value-type="string">
            <text:p>e_t_SUMME:</text:p>
          </table:table-cell>
          <table:table-cell office:value-type="float" office:value="51.7901" calcext:value-type="float">
            <text:p>51.7901</text:p>
          </table:table-cell>
          <table:table-cell office:value-type="string" calcext:value-type="string">
            <text:p>e_t:</text:p>
          </table:table-cell>
          <table:table-cell office:value-type="float" office:value="1.30366" calcext:value-type="float">
            <text:p>1.30366</text:p>
          </table:table-cell>
          <table:table-cell office:value-type="string" calcext:value-type="string">
            <text:p>e_t_alt:</text:p>
          </table:table-cell>
          <table:table-cell office:value-type="float" office:value="1.30639" calcext:value-type="float">
            <text:p>1.30639</text:p>
          </table:table-cell>
          <table:table-cell office:value-type="string" calcext:value-type="string">
            <text:p>y_t:</text:p>
          </table:table-cell>
          <table:table-cell office:value-type="float" office:value="-38.4374" calcext:value-type="float">
            <text:p>-38.4374</text:p>
          </table:table-cell>
          <table:table-cell office:value-type="string" calcext:value-type="string">
            <text:p>P:</text:p>
          </table:table-cell>
          <table:table-cell office:value-type="float" office:value="-32.5916" calcext:value-type="float">
            <text:p>-32.5916</text:p>
          </table:table-cell>
          <table:table-cell office:value-type="string" calcext:value-type="string">
            <text:p>I:</text:p>
          </table:table-cell>
          <table:table-cell office:value-type="float" office:value="-5.84584" calcext:value-type="float">
            <text:p>-5.84584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317344" calcext:value-type="float">
            <text:p>0.317344</text:p>
          </table:table-cell>
          <table:table-cell office:value-type="string" calcext:value-type="string">
            <text:p>Force_Average_Y:</text:p>
          </table:table-cell>
          <table:table-cell office:value-type="float" office:value="0.696337" calcext:value-type="float">
            <text:p>0.696337</text:p>
          </table:table-cell>
          <table:table-cell office:value-type="string" calcext:value-type="string">
            <text:p>Force_Average_Z:</text:p>
          </table:table-cell>
          <table:table-cell office:value-type="float" office:value="3.63774E-018" calcext:value-type="float">
            <text:p>3.63774E-18</text:p>
          </table:table-cell>
          <table:table-cell office:value-type="string" calcext:value-type="string">
            <text:p>time:</text:p>
          </table:table-cell>
          <table:table-cell office:value-type="float" office:value="13.1263" calcext:value-type="float">
            <text:p>13.126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8553" calcext:value-type="float">
            <text:p>0.698553</text:p>
          </table:table-cell>
          <table:table-cell office:value-type="string" calcext:value-type="string">
            <text:p>IST_alt:</text:p>
          </table:table-cell>
          <table:table-cell office:value-type="float" office:value="0.698553" calcext:value-type="float">
            <text:p>0.698553</text:p>
          </table:table-cell>
          <table:table-cell office:value-type="string" calcext:value-type="string">
            <text:p>e_t_SUMME:</text:p>
          </table:table-cell>
          <table:table-cell office:value-type="float" office:value="53.0916" calcext:value-type="float">
            <text:p>53.0916</text:p>
          </table:table-cell>
          <table:table-cell office:value-type="string" calcext:value-type="string">
            <text:p>e_t:</text:p>
          </table:table-cell>
          <table:table-cell office:value-type="float" office:value="1.30145" calcext:value-type="float">
            <text:p>1.30145</text:p>
          </table:table-cell>
          <table:table-cell office:value-type="string" calcext:value-type="string">
            <text:p>e_t_alt:</text:p>
          </table:table-cell>
          <table:table-cell office:value-type="float" office:value="1.30366" calcext:value-type="float">
            <text:p>1.30366</text:p>
          </table:table-cell>
          <table:table-cell office:value-type="string" calcext:value-type="string">
            <text:p>y_t:</text:p>
          </table:table-cell>
          <table:table-cell office:value-type="float" office:value="-38.4376" calcext:value-type="float">
            <text:p>-38.4376</text:p>
          </table:table-cell>
          <table:table-cell office:value-type="string" calcext:value-type="string">
            <text:p>P:</text:p>
          </table:table-cell>
          <table:table-cell office:value-type="float" office:value="-32.5362" calcext:value-type="float">
            <text:p>-32.5362</text:p>
          </table:table-cell>
          <table:table-cell office:value-type="string" calcext:value-type="string">
            <text:p>I:</text:p>
          </table:table-cell>
          <table:table-cell office:value-type="float" office:value="-5.90142" calcext:value-type="float">
            <text:p>-5.9014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320341" calcext:value-type="float">
            <text:p>0.320341</text:p>
          </table:table-cell>
          <table:table-cell office:value-type="string" calcext:value-type="string">
            <text:p>Force_Average_Y:</text:p>
          </table:table-cell>
          <table:table-cell office:value-type="float" office:value="0.698553" calcext:value-type="float">
            <text:p>0.698553</text:p>
          </table:table-cell>
          <table:table-cell office:value-type="string" calcext:value-type="string">
            <text:p>Force_Average_Z:</text:p>
          </table:table-cell>
          <table:table-cell office:value-type="float" office:value="3.65298E-018" calcext:value-type="float">
            <text:p>3.65298E-18</text:p>
          </table:table-cell>
          <table:table-cell office:value-type="string" calcext:value-type="string">
            <text:p>time:</text:p>
          </table:table-cell>
          <table:table-cell office:value-type="float" office:value="13.4619" calcext:value-type="float">
            <text:p>13.4619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5906" calcext:value-type="float">
            <text:p>0.695906</text:p>
          </table:table-cell>
          <table:table-cell office:value-type="string" calcext:value-type="string">
            <text:p>IST_alt:</text:p>
          </table:table-cell>
          <table:table-cell office:value-type="float" office:value="0.695906" calcext:value-type="float">
            <text:p>0.695906</text:p>
          </table:table-cell>
          <table:table-cell office:value-type="string" calcext:value-type="string">
            <text:p>e_t_SUMME:</text:p>
          </table:table-cell>
          <table:table-cell office:value-type="float" office:value="54.3957" calcext:value-type="float">
            <text:p>54.3957</text:p>
          </table:table-cell>
          <table:table-cell office:value-type="string" calcext:value-type="string">
            <text:p>e_t:</text:p>
          </table:table-cell>
          <table:table-cell office:value-type="float" office:value="1.30409" calcext:value-type="float">
            <text:p>1.30409</text:p>
          </table:table-cell>
          <table:table-cell office:value-type="string" calcext:value-type="string">
            <text:p>e_t_alt:</text:p>
          </table:table-cell>
          <table:table-cell office:value-type="float" office:value="1.30145" calcext:value-type="float">
            <text:p>1.30145</text:p>
          </table:table-cell>
          <table:table-cell office:value-type="string" calcext:value-type="string">
            <text:p>y_t:</text:p>
          </table:table-cell>
          <table:table-cell office:value-type="float" office:value="-38.7359" calcext:value-type="float">
            <text:p>-38.7359</text:p>
          </table:table-cell>
          <table:table-cell office:value-type="string" calcext:value-type="string">
            <text:p>P:</text:p>
          </table:table-cell>
          <table:table-cell office:value-type="float" office:value="-32.6023" calcext:value-type="float">
            <text:p>-32.6023</text:p>
          </table:table-cell>
          <table:table-cell office:value-type="string" calcext:value-type="string">
            <text:p>I:</text:p>
          </table:table-cell>
          <table:table-cell office:value-type="float" office:value="-6.13353" calcext:value-type="float">
            <text:p>-6.1335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319486" calcext:value-type="float">
            <text:p>0.319486</text:p>
          </table:table-cell>
          <table:table-cell office:value-type="string" calcext:value-type="string">
            <text:p>Force_Average_Y:</text:p>
          </table:table-cell>
          <table:table-cell office:value-type="float" office:value="0.695906" calcext:value-type="float">
            <text:p>0.695906</text:p>
          </table:table-cell>
          <table:table-cell office:value-type="string" calcext:value-type="string">
            <text:p>Force_Average_Z:</text:p>
          </table:table-cell>
          <table:table-cell office:value-type="float" office:value="3.55281E-018" calcext:value-type="float">
            <text:p>3.55281E-18</text:p>
          </table:table-cell>
          <table:table-cell office:value-type="string" calcext:value-type="string">
            <text:p>time:</text:p>
          </table:table-cell>
          <table:table-cell office:value-type="float" office:value="13.7991" calcext:value-type="float">
            <text:p>13.7991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00348" calcext:value-type="float">
            <text:p>0.700348</text:p>
          </table:table-cell>
          <table:table-cell office:value-type="string" calcext:value-type="string">
            <text:p>IST_alt:</text:p>
          </table:table-cell>
          <table:table-cell office:value-type="float" office:value="0.700348" calcext:value-type="float">
            <text:p>0.700348</text:p>
          </table:table-cell>
          <table:table-cell office:value-type="string" calcext:value-type="string">
            <text:p>e_t_SUMME:</text:p>
          </table:table-cell>
          <table:table-cell office:value-type="float" office:value="55.6953" calcext:value-type="float">
            <text:p>55.6953</text:p>
          </table:table-cell>
          <table:table-cell office:value-type="string" calcext:value-type="string">
            <text:p>e_t:</text:p>
          </table:table-cell>
          <table:table-cell office:value-type="float" office:value="1.29965" calcext:value-type="float">
            <text:p>1.29965</text:p>
          </table:table-cell>
          <table:table-cell office:value-type="string" calcext:value-type="string">
            <text:p>e_t_alt:</text:p>
          </table:table-cell>
          <table:table-cell office:value-type="float" office:value="1.30409" calcext:value-type="float">
            <text:p>1.30409</text:p>
          </table:table-cell>
          <table:table-cell office:value-type="string" calcext:value-type="string">
            <text:p>y_t:</text:p>
          </table:table-cell>
          <table:table-cell office:value-type="float" office:value="-38.6796" calcext:value-type="float">
            <text:p>-38.6796</text:p>
          </table:table-cell>
          <table:table-cell office:value-type="string" calcext:value-type="string">
            <text:p>P:</text:p>
          </table:table-cell>
          <table:table-cell office:value-type="float" office:value="-32.4913" calcext:value-type="float">
            <text:p>-32.4913</text:p>
          </table:table-cell>
          <table:table-cell office:value-type="string" calcext:value-type="string">
            <text:p>I:</text:p>
          </table:table-cell>
          <table:table-cell office:value-type="float" office:value="-6.18827" calcext:value-type="float">
            <text:p>-6.1882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327961" calcext:value-type="float">
            <text:p>0.327961</text:p>
          </table:table-cell>
          <table:table-cell office:value-type="string" calcext:value-type="string">
            <text:p>Force_Average_Y:</text:p>
          </table:table-cell>
          <table:table-cell office:value-type="float" office:value="0.700348" calcext:value-type="float">
            <text:p>0.700348</text:p>
          </table:table-cell>
          <table:table-cell office:value-type="string" calcext:value-type="string">
            <text:p>Force_Average_Z:</text:p>
          </table:table-cell>
          <table:table-cell office:value-type="float" office:value="3.51604E-018" calcext:value-type="float">
            <text:p>3.51604E-18</text:p>
          </table:table-cell>
          <table:table-cell office:value-type="string" calcext:value-type="string">
            <text:p>time:</text:p>
          </table:table-cell>
          <table:table-cell office:value-type="float" office:value="14.1347" calcext:value-type="float">
            <text:p>14.134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6938" calcext:value-type="float">
            <text:p>0.696938</text:p>
          </table:table-cell>
          <table:table-cell office:value-type="string" calcext:value-type="string">
            <text:p>IST_alt:</text:p>
          </table:table-cell>
          <table:table-cell office:value-type="float" office:value="0.696938" calcext:value-type="float">
            <text:p>0.696938</text:p>
          </table:table-cell>
          <table:table-cell office:value-type="string" calcext:value-type="string">
            <text:p>e_t_SUMME:</text:p>
          </table:table-cell>
          <table:table-cell office:value-type="float" office:value="56.9984" calcext:value-type="float">
            <text:p>56.9984</text:p>
          </table:table-cell>
          <table:table-cell office:value-type="string" calcext:value-type="string">
            <text:p>e_t:</text:p>
          </table:table-cell>
          <table:table-cell office:value-type="float" office:value="1.30306" calcext:value-type="float">
            <text:p>1.30306</text:p>
          </table:table-cell>
          <table:table-cell office:value-type="string" calcext:value-type="string">
            <text:p>e_t_alt:</text:p>
          </table:table-cell>
          <table:table-cell office:value-type="float" office:value="1.29965" calcext:value-type="float">
            <text:p>1.29965</text:p>
          </table:table-cell>
          <table:table-cell office:value-type="string" calcext:value-type="string">
            <text:p>y_t:</text:p>
          </table:table-cell>
          <table:table-cell office:value-type="float" office:value="-38.9958" calcext:value-type="float">
            <text:p>-38.9958</text:p>
          </table:table-cell>
          <table:table-cell office:value-type="string" calcext:value-type="string">
            <text:p>P:</text:p>
          </table:table-cell>
          <table:table-cell office:value-type="float" office:value="-32.5765" calcext:value-type="float">
            <text:p>-32.5765</text:p>
          </table:table-cell>
          <table:table-cell office:value-type="string" calcext:value-type="string">
            <text:p>I:</text:p>
          </table:table-cell>
          <table:table-cell office:value-type="float" office:value="-6.4193" calcext:value-type="float">
            <text:p>-6.419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325124" calcext:value-type="float">
            <text:p>0.325124</text:p>
          </table:table-cell>
          <table:table-cell office:value-type="string" calcext:value-type="string">
            <text:p>Force_Average_Y:</text:p>
          </table:table-cell>
          <table:table-cell office:value-type="float" office:value="0.696938" calcext:value-type="float">
            <text:p>0.696938</text:p>
          </table:table-cell>
          <table:table-cell office:value-type="string" calcext:value-type="string">
            <text:p>Force_Average_Z:</text:p>
          </table:table-cell>
          <table:table-cell office:value-type="float" office:value="3.4553E-018" calcext:value-type="float">
            <text:p>3.4553E-18</text:p>
          </table:table-cell>
          <table:table-cell office:value-type="string" calcext:value-type="string">
            <text:p>time:</text:p>
          </table:table-cell>
          <table:table-cell office:value-type="float" office:value="14.4721" calcext:value-type="float">
            <text:p>14.4721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_P: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K_I: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01564" calcext:value-type="float">
            <text:p>0.701564</text:p>
          </table:table-cell>
          <table:table-cell office:value-type="string" calcext:value-type="string">
            <text:p>IST_alt:</text:p>
          </table:table-cell>
          <table:table-cell office:value-type="float" office:value="0.701564" calcext:value-type="float">
            <text:p>0.701564</text:p>
          </table:table-cell>
          <table:table-cell office:value-type="string" calcext:value-type="string">
            <text:p>e_t_SUMME:</text:p>
          </table:table-cell>
          <table:table-cell office:value-type="float" office:value="58.2968" calcext:value-type="float">
            <text:p>58.2968</text:p>
          </table:table-cell>
          <table:table-cell office:value-type="string" calcext:value-type="string">
            <text:p>e_t:</text:p>
          </table:table-cell>
          <table:table-cell office:value-type="float" office:value="1.29844" calcext:value-type="float">
            <text:p>1.29844</text:p>
          </table:table-cell>
          <table:table-cell office:value-type="string" calcext:value-type="string">
            <text:p>e_t_alt:</text:p>
          </table:table-cell>
          <table:table-cell office:value-type="float" office:value="1.30306" calcext:value-type="float">
            <text:p>1.30306</text:p>
          </table:table-cell>
          <table:table-cell office:value-type="string" calcext:value-type="string">
            <text:p>y_t:</text:p>
          </table:table-cell>
          <table:table-cell office:value-type="float" office:value="-38.9581" calcext:value-type="float">
            <text:p>-38.9581</text:p>
          </table:table-cell>
          <table:table-cell office:value-type="string" calcext:value-type="string">
            <text:p>P:</text:p>
          </table:table-cell>
          <table:table-cell office:value-type="float" office:value="-32.4609" calcext:value-type="float">
            <text:p>-32.4609</text:p>
          </table:table-cell>
          <table:table-cell office:value-type="string" calcext:value-type="string">
            <text:p>I:</text:p>
          </table:table-cell>
          <table:table-cell office:value-type="float" office:value="-6.4972" calcext:value-type="float">
            <text:p>-6.497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334279" calcext:value-type="float">
            <text:p>0.334279</text:p>
          </table:table-cell>
          <table:table-cell office:value-type="string" calcext:value-type="string">
            <text:p>Force_Average_Y:</text:p>
          </table:table-cell>
          <table:table-cell office:value-type="float" office:value="0.701564" calcext:value-type="float">
            <text:p>0.701564</text:p>
          </table:table-cell>
          <table:table-cell office:value-type="string" calcext:value-type="string">
            <text:p>Force_Average_Z:</text:p>
          </table:table-cell>
          <table:table-cell office:value-type="float" office:value="3.56496E-018" calcext:value-type="float">
            <text:p>3.56496E-18</text:p>
          </table:table-cell>
          <table:table-cell office:value-type="string" calcext:value-type="string">
            <text:p>time:</text:p>
          </table:table-cell>
          <table:table-cell office:value-type="float" office:value="14.8077" calcext:value-type="float">
            <text:p>14.80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7:58:46.8181545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8T20:37:58.227062006</dc:date>
    <meta:editing-duration>PT4H34M44S</meta:editing-duration>
    <meta:editing-cycles>4</meta:editing-cycles>
    <meta:generator>LibreOffice/6.4.6.2$Linux_X86_64 LibreOffice_project/40$Build-2</meta:generator>
    <meta:document-statistic meta:table-count="1" meta:cell-count="14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1.191cm" svg:height="9.002cm" xlink:href=".." xlink:type="simple" chart:class="chart:scatter" chart:style-name="ch1">
        <chart:legend chart:legend-position="bottom" svg:x="19.465cm" svg:y="8.038cm" style:legend-expansion="custom" chartooo:width="10.933cm" chartooo:height="0.962cm" style:legend-expansion-aspect-ratio="11.3648648648649" chart:style-name="ch2"/>
        <chart:plot-area chart:style-name="ch3" table:cell-range-address="PID_Data.AI1:PID_Data.AI44 PID_Data.C1:PID_Data.H1 PID_Data.J1:PID_Data.J44" chart:data-source-has-labels="row" svg:x="1.023cm" svg:y="0.18cm" svg:width="49.145cm" svg:height="7.664cm">
          <chartooo:coordinate-region svg:x="1.75cm" svg:y="0.38cm" svg:width="48.231cm" svg:height="6.8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J1:PID_Data.J44" chart:label-cell-address="PID_Data.C1:PID_Data.H1" chart:class="chart:scatter">
            <chart:domain table:cell-range-address="PID_Data.AI1:PID_Data.AI44"/>
            <chart:data-point chart:repeated="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I</text:p>
              </table:table-cell>
              <table:table-cell office:value-type="string">
                <text:p>K_P: -25 K_I: -80 K_D: 0</text:p>
                <text:list>
                  <text:list-item>
                    <text:p>K_P:</text:p>
                  </text:list-item>
                  <text:list-item>
                    <text:p>-25</text:p>
                  </text:list-item>
                  <text:list-item>
                    <text:p>K_I:</text:p>
                  </text:list-item>
                  <text:list-item>
                    <text:p>-80</text:p>
                  </text:list-item>
                  <text:list-item>
                    <text:p>K_D:</text:p>
                  </text:list-item>
                  <text:list-item>
                    <text:p>0</text:p>
                  </text:list-item>
                </text:list>
                <draw:g>
                  <svg:desc>PID_Data.C1:PID_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891">
                <text:p>0.336891</text:p>
                <draw:g>
                  <svg:desc>PID_Data.AI1:PID_Data.AI44</svg:desc>
                </draw:g>
              </table:table-cell>
              <table:table-cell office:value-type="float" office:value="0.297776">
                <text:p>0.297776</text:p>
                <draw:g>
                  <svg:desc>PID_Data.J1:PID_Data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31">
                <text:p>0.67331</text:p>
              </table:table-cell>
              <table:table-cell office:value-type="float" office:value="0.786481">
                <text:p>0.786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79">
                <text:p>1.01079</text:p>
              </table:table-cell>
              <table:table-cell office:value-type="float" office:value="0.607441">
                <text:p>0.607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8">
                <text:p>1.3468</text:p>
              </table:table-cell>
              <table:table-cell office:value-type="float" office:value="0.691569">
                <text:p>0.6915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312">
                <text:p>1.68312</text:p>
              </table:table-cell>
              <table:table-cell office:value-type="float" office:value="0.647434">
                <text:p>0.647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056">
                <text:p>2.02056</text:p>
              </table:table-cell>
              <table:table-cell office:value-type="float" office:value="0.669035">
                <text:p>0.669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13">
                <text:p>2.35713</text:p>
              </table:table-cell>
              <table:table-cell office:value-type="float" office:value="0.661023">
                <text:p>0.661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37">
                <text:p>2.69337</text:p>
              </table:table-cell>
              <table:table-cell office:value-type="float" office:value="0.66713">
                <text:p>0.66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77">
                <text:p>3.02977</text:p>
              </table:table-cell>
              <table:table-cell office:value-type="float" office:value="0.665856">
                <text:p>0.6658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617">
                <text:p>3.36617</text:p>
              </table:table-cell>
              <table:table-cell office:value-type="float" office:value="0.668407">
                <text:p>0.668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7">
                <text:p>3.7027</text:p>
              </table:table-cell>
              <table:table-cell office:value-type="float" office:value="0.669036">
                <text:p>0.6690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931">
                <text:p>4.03931</text:p>
              </table:table-cell>
              <table:table-cell office:value-type="float" office:value="0.670568">
                <text:p>0.670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602">
                <text:p>4.37602</text:p>
              </table:table-cell>
              <table:table-cell office:value-type="float" office:value="0.67173">
                <text:p>0.67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282">
                <text:p>4.71282</text:p>
              </table:table-cell>
              <table:table-cell office:value-type="float" office:value="0.67318">
                <text:p>0.67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51">
                <text:p>5.04851</text:p>
              </table:table-cell>
              <table:table-cell office:value-type="float" office:value="0.676231">
                <text:p>0.676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52">
                <text:p>5.38552</text:p>
              </table:table-cell>
              <table:table-cell office:value-type="float" office:value="0.674533">
                <text:p>0.6745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246">
                <text:p>5.72246</text:p>
              </table:table-cell>
              <table:table-cell office:value-type="float" office:value="0.677347">
                <text:p>0.6773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1">
                <text:p>6.0581</text:p>
              </table:table-cell>
              <table:table-cell office:value-type="float" office:value="0.679651">
                <text:p>0.679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519">
                <text:p>6.39519</text:p>
              </table:table-cell>
              <table:table-cell office:value-type="float" office:value="0.678042">
                <text:p>0.6780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215">
                <text:p>6.73215</text:p>
              </table:table-cell>
              <table:table-cell office:value-type="float" office:value="0.680721">
                <text:p>0.6807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779">
                <text:p>7.06779</text:p>
              </table:table-cell>
              <table:table-cell office:value-type="float" office:value="0.683089">
                <text:p>0.6830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49">
                <text:p>7.4049</text:p>
              </table:table-cell>
              <table:table-cell office:value-type="float" office:value="0.681243">
                <text:p>0.6812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41">
                <text:p>7.74041</text:p>
              </table:table-cell>
              <table:table-cell office:value-type="float" office:value="0.685541">
                <text:p>0.6855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57">
                <text:p>8.07757</text:p>
              </table:table-cell>
              <table:table-cell office:value-type="float" office:value="0.682626">
                <text:p>0.682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441">
                <text:p>8.41441</text:p>
              </table:table-cell>
              <table:table-cell office:value-type="float" office:value="0.685489">
                <text:p>0.6854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131">
                <text:p>8.75131</text:p>
              </table:table-cell>
              <table:table-cell office:value-type="float" office:value="0.685659">
                <text:p>0.6856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8">
                <text:p>9.0868</text:p>
              </table:table-cell>
              <table:table-cell office:value-type="float" office:value="0.688765">
                <text:p>0.6887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88">
                <text:p>9.42388</text:p>
              </table:table-cell>
              <table:table-cell office:value-type="float" office:value="0.686143">
                <text:p>0.686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72">
                <text:p>9.76072</text:p>
              </table:table-cell>
              <table:table-cell office:value-type="float" office:value="0.688779">
                <text:p>0.688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9">
                <text:p>10.0969</text:p>
              </table:table-cell>
              <table:table-cell office:value-type="float" office:value="0.689757">
                <text:p>0.689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9">
                <text:p>10.4339</text:p>
              </table:table-cell>
              <table:table-cell office:value-type="float" office:value="0.689493">
                <text:p>0.6894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5">
                <text:p>10.7695</text:p>
              </table:table-cell>
              <table:table-cell office:value-type="float" office:value="0.692851">
                <text:p>0.6928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8">
                <text:p>11.1068</text:p>
              </table:table-cell>
              <table:table-cell office:value-type="float" office:value="0.690188">
                <text:p>0.6901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37">
                <text:p>11.4437</text:p>
              </table:table-cell>
              <table:table-cell office:value-type="float" office:value="0.69275">
                <text:p>0.69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3">
                <text:p>11.7793</text:p>
              </table:table-cell>
              <table:table-cell office:value-type="float" office:value="0.694997">
                <text:p>0.694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5">
                <text:p>12.1165</text:p>
              </table:table-cell>
              <table:table-cell office:value-type="float" office:value="0.692578">
                <text:p>0.6925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1">
                <text:p>12.4521</text:p>
              </table:table-cell>
              <table:table-cell office:value-type="float" office:value="0.696792">
                <text:p>0.6967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3">
                <text:p>12.7893</text:p>
              </table:table-cell>
              <table:table-cell office:value-type="float" office:value="0.69361">
                <text:p>0.693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63">
                <text:p>13.1263</text:p>
              </table:table-cell>
              <table:table-cell office:value-type="float" office:value="0.696337">
                <text:p>0.696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9">
                <text:p>13.4619</text:p>
              </table:table-cell>
              <table:table-cell office:value-type="float" office:value="0.698553">
                <text:p>0.6985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1">
                <text:p>13.7991</text:p>
              </table:table-cell>
              <table:table-cell office:value-type="float" office:value="0.695906">
                <text:p>0.6959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47">
                <text:p>14.1347</text:p>
              </table:table-cell>
              <table:table-cell office:value-type="float" office:value="0.700348">
                <text:p>0.7003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21">
                <text:p>14.4721</text:p>
              </table:table-cell>
              <table:table-cell office:value-type="float" office:value="0.696938">
                <text:p>0.696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77">
                <text:p>14.8077</text:p>
              </table:table-cell>
              <table:table-cell office:value-type="float" office:value="0.701564">
                <text:p>0.701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